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" svg:font-family="Tahoma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23cm"/>
    </style:style>
    <style:style style:name="co2" style:family="table-column">
      <style:table-column-properties fo:break-before="auto" style:column-width="4.085cm"/>
    </style:style>
    <style:style style:name="co3" style:family="table-column">
      <style:table-column-properties fo:break-before="auto" style:column-width="1.228cm"/>
    </style:style>
    <style:style style:name="co4" style:family="table-column">
      <style:table-column-properties fo:break-before="auto" style:column-width="2.879cm"/>
    </style:style>
    <style:style style:name="co5" style:family="table-column">
      <style:table-column-properties fo:break-before="auto" style:column-width="1.08cm"/>
    </style:style>
    <style:style style:name="co6" style:family="table-column">
      <style:table-column-properties fo:break-before="auto" style:column-width="3.429cm"/>
    </style:style>
    <style:style style:name="co7" style:family="table-column">
      <style:table-column-properties fo:break-before="auto" style:column-width="3.916cm"/>
    </style:style>
    <style:style style:name="co8" style:family="table-column">
      <style:table-column-properties fo:break-before="auto" style:column-width="3.154cm"/>
    </style:style>
    <style:style style:name="co9" style:family="table-column">
      <style:table-column-properties fo:break-before="auto" style:column-width="3.344cm"/>
    </style:style>
    <style:style style:name="co10" style:family="table-column">
      <style:table-column-properties fo:break-before="auto" style:column-width="2.963cm"/>
    </style:style>
    <style:style style:name="co11" style:family="table-column">
      <style:table-column-properties fo:break-before="auto" style:column-width="5.059cm"/>
    </style:style>
    <style:style style:name="co12" style:family="table-column">
      <style:table-column-properties fo:break-before="auto" style:column-width="1.312cm"/>
    </style:style>
    <style:style style:name="co13" style:family="table-column">
      <style:table-column-properties fo:break-before="auto" style:column-width="3.514cm"/>
    </style:style>
    <style:style style:name="co14" style:family="table-column">
      <style:table-column-properties fo:break-before="auto" style:column-width="4.509cm"/>
    </style:style>
    <style:style style:name="co15" style:family="table-column">
      <style:table-column-properties fo:break-before="auto" style:column-width="1.693cm"/>
    </style:style>
    <style:style style:name="ro1" style:family="table-row">
      <style:table-row-properties style:row-height="2.487cm" fo:break-before="auto" style:use-optimal-row-height="false"/>
    </style:style>
    <style:style style:name="ro2" style:family="table-row">
      <style:table-row-properties style:row-height="1.482cm" fo:break-before="auto" style:use-optimal-row-height="false"/>
    </style:style>
    <style:style style:name="ro3" style:family="table-row">
      <style:table-row-properties style:row-height="1.535cm" fo:break-before="auto" style:use-optimal-row-height="false"/>
    </style:style>
    <style:style style:name="ro4" style:family="table-row">
      <style:table-row-properties style:row-height="0.794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09cm" fo:break-before="auto" style:use-optimal-row-height="false"/>
    </style:style>
    <style:style style:name="ro7" style:family="table-row">
      <style:table-row-properties style:row-height="0.714cm" fo:break-before="auto" style:use-optimal-row-height="false"/>
    </style:style>
    <style:style style:name="ro8" style:family="table-row">
      <style:table-row-properties style:row-height="1.191cm" fo:break-before="auto" style:use-optimal-row-height="false"/>
    </style:style>
    <style:style style:name="ro9" style:family="table-row">
      <style:table-row-properties style:row-height="0.476cm" fo:break-before="auto" style:use-optimal-row-height="false"/>
    </style:style>
    <style:style style:name="ro10" style:family="table-row">
      <style:table-row-properties style:row-height="0.503cm" fo:break-before="auto" style:use-optimal-row-height="false"/>
    </style:style>
    <style:style style:name="ro11" style:family="table-row">
      <style:table-row-properties style:row-height="0.582cm" fo:break-before="auto" style:use-optimal-row-height="false"/>
    </style:style>
    <style:style style:name="ro12" style:family="table-row">
      <style:table-row-properties style:row-height="0.466cm" fo:break-before="auto" style:use-optimal-row-height="true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1"/>
    <style:style style:name="ce3" style:family="table-cell" style:parent-style-name="Default" style:data-style-name="N108"/>
    <style:style style:name="ce4" style:family="table-cell" style:parent-style-name="Default" style:data-style-name="N128"/>
    <style:style style:name="ce5" style:family="table-cell" style:parent-style-name="Default" style:data-style-name="N0">
      <style:table-cell-properties fo:background-color="#ffffff" style:vertical-align="automatic"/>
    </style:style>
    <style:style style:name="ce6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ahoma" fo:font-size="14pt" fo:font-weight="bold" style:font-name-asian="Tahoma" style:font-size-asian="14pt" style:font-weight-asian="bold" style:font-name-complex="Tahoma" style:font-size-complex="14pt" style:font-weight-complex="bold"/>
    </style:style>
    <style:style style:name="ce7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none" fo:border-right="none" fo:border-top="none" style:vertical-align="top"/>
      <style:paragraph-properties fo:text-align="start" fo:margin-left="0cm"/>
      <style:text-properties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8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middle"/>
      <style:paragraph-properties fo:text-align="center"/>
      <style:text-properties style:font-name="Tahoma" fo:font-weight="bold" style:font-name-asian="Tahoma" style:font-weight-asian="bold" style:font-name-complex="Tahoma" style:font-weight-complex="bold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25396e" fo:font-size="8pt" style:font-size-asian="8pt" style:font-size-complex="8pt"/>
    </style:style>
    <style:style style:name="ce11" style:family="table-cell" style:parent-style-name="Default" style:data-style-name="N0">
      <style:table-cell-properties fo:background-color="#f0f0f0" style:text-align-source="fix" style:repeat-content="false" fo:border="0.06pt solid #000000" style:vertical-align="middle"/>
      <style:paragraph-properties fo:text-align="center"/>
      <style:text-properties fo:color="#25396e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 style:data-style-name="N0">
      <style:table-cell-properties fo:background-color="#ffffff" style:vertical-align="automatic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fff"/>
    </style:style>
    <style:style style:name="ce14" style:family="table-cell" style:parent-style-name="Default" style:data-style-name="N0">
      <style:table-cell-properties fo:border-bottom="0.06pt solid #000000" fo:background-color="#c0c0c0" style:text-align-source="fix" style:repeat-content="false" fo:wrap-option="wrap" fo:border-left="0.06pt solid #000000" fo:border-right="none" fo:border-top="0.06pt solid #000000" style:vertical-align="top"/>
      <style:paragraph-properties fo:text-align="center"/>
      <style:text-properties style:font-name="Tahoma" fo:font-weight="bold" style:font-name-asian="Tahoma" style:font-weight-asian="bold" style:font-name-complex="Tahoma" style:font-weight-complex="bold"/>
    </style:style>
    <style:style style:name="ce15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top"/>
      <style:paragraph-properties fo:text-align="center"/>
      <style:text-properties style:font-name="Tahoma" fo:font-weight="bold" style:font-name-asian="Tahoma" style:font-weight-asian="bold" style:font-name-complex="Tahoma" style:font-weight-complex="bold"/>
    </style:style>
    <style:style style:name="ce16" style:family="table-cell" style:parent-style-name="Default" style:data-style-name="N1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7" style:family="table-cell" style:parent-style-name="Default" style:data-style-name="N3">
      <style:table-cell-properties fo:border-bottom="0.06pt solid #000000" fo:background-color="#f0f0f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25396e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 style:data-style-name="N3">
      <style:table-cell-properties fo:background-color="#f0f0f0" style:text-align-source="fix" style:repeat-content="false" fo:border="0.06pt solid #000000" style:vertical-align="middle"/>
      <style:paragraph-properties fo:text-align="center"/>
      <style:text-properties fo:color="#25396e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 style:data-style-name="N107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fo:background-color="#ffffff" style:text-align-source="fix" style:repeat-content="false" fo:wrap-option="wrap" fo:padding-bottom="0.035cm" fo:padding-left="0.035cm" fo:padding-right="0cm" fo:padding-top="0.035cm" style:vertical-align="top"/>
      <style:paragraph-properties fo:text-align="end"/>
      <style:text-properties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21" style:family="table-cell" style:parent-style-name="Default" style:data-style-name="N106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22" style:family="table-cell" style:parent-style-name="Default" style:data-style-name="N107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Tahoma" fo:font-weight="bold" style:font-name-asian="Tahoma" style:font-weight-asian="bold" style:font-name-complex="Tahoma" style:font-weight-complex="bold"/>
    </style:style>
    <style:style style:name="ce24" style:family="table-cell" style:parent-style-name="Default" style:data-style-name="N3">
      <style:table-cell-properties fo:background-color="#ffffff" style:vertical-align="automatic"/>
    </style:style>
    <style:style style:name="ce25" style:family="table-cell" style:parent-style-name="Default" style:data-style-name="N1">
      <style:table-cell-properties fo:background-color="#ffffff" style:vertical-align="automatic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antitativo_Relatorio_Cargo_Co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7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number-columns-repeated="1009" table:default-cell-style-name="ce9"/>
        <table:table-row table:style-name="ro1">
          <table:table-cell table:style-name="ce5" table:number-columns-repeated="15"/>
          <table:table-cell table:number-columns-repeated="1009"/>
        </table:table-row>
        <table:table-row table:style-name="ro2">
          <table:table-cell table:style-name="ce6" office:value-type="string" table:number-columns-spanned="12" table:number-rows-spanned="1">
            <text:p>ANEXO III - QUANTITATIVO DE CARGO EM COMISSÃO E FUNÇÃO DE CONFIANÇA</text:p>
          </table:table-cell>
          <table:covered-table-cell table:number-columns-repeated="11"/>
          <table:table-cell table:style-name="ce5" table:number-columns-repeated="3"/>
          <table:table-cell table:number-columns-repeated="1009"/>
        </table:table-row>
        <table:table-row table:style-name="ro3">
          <table:table-cell table:style-name="ce6" office:value-type="string" table:number-columns-spanned="12" table:number-rows-spanned="1">
            <text:p>TABELA 1 - PODERES EXECUTIVO, LEGISLATIVO E JUDICIÁRIO - DPU - MPU - EMPRESAS ESTATAIS DEPENDENTES DA UNIÃO</text:p>
          </table:table-cell>
          <table:covered-table-cell table:number-columns-repeated="11"/>
          <table:table-cell table:style-name="ce5" table:number-columns-repeated="3"/>
          <table:table-cell table:number-columns-repeated="1009"/>
        </table:table-row>
        <table:table-row table:style-name="ro4">
          <table:table-cell table:style-name="ce5" table:number-columns-repeated="15"/>
          <table:table-cell table:number-columns-repeated="1009"/>
        </table:table-row>
        <table:table-row table:style-name="ro5">
          <table:table-cell table:style-name="ce7" office:value-type="string" table:number-columns-spanned="8" table:number-rows-spanned="1">
            <text:p>PODER/ÓRGÃO/UNIDADE: MINISTÉRIO PÚBLICO DA UNIÃO - MPU</text:p>
          </table:table-cell>
          <table:covered-table-cell table:number-columns-repeated="7"/>
          <table:table-cell table:style-name="ce5"/>
          <table:table-cell table:style-name="ce20" office:value-type="string">
            <text:p>Posição:</text:p>
          </table:table-cell>
          <table:table-cell table:style-name="ce21" office:value-type="date" office:date-value="2016-12-01">
            <text:p>dez/16</text:p>
          </table:table-cell>
          <table:table-cell table:style-name="ce5" table:number-columns-repeated="2"/>
          <table:table-cell table:number-columns-repeated="1011"/>
        </table:table-row>
        <table:table-row table:style-name="ro6">
          <table:table-cell table:style-name="ce8" office:value-type="string" table:number-columns-spanned="5" table:number-rows-spanned="4">
            <text:p>DENOMINAÇÃO</text:p>
          </table:table-cell>
          <table:covered-table-cell table:number-columns-repeated="4"/>
          <table:table-cell table:style-name="ce14" office:value-type="string" table:number-columns-spanned="6" table:number-rows-spanned="1">
            <text:p>QUANTIDADE</text:p>
          </table:table-cell>
          <table:covered-table-cell table:number-columns-repeated="5"/>
          <table:table-cell table:style-name="ce5" table:number-columns-repeated="4"/>
          <table:table-cell table:number-columns-repeated="1009"/>
        </table:table-row>
        <table:table-row table:style-name="ro5">
          <table:covered-table-cell table:number-columns-repeated="5"/>
          <table:table-cell table:style-name="ce15" office:value-type="string" table:number-columns-spanned="4" table:number-rows-spanned="1">
            <text:p>OCUPADO</text:p>
          </table:table-cell>
          <table:covered-table-cell table:number-columns-repeated="3"/>
          <table:table-cell table:style-name="ce15" office:value-type="string" table:number-columns-spanned="1" table:number-rows-spanned="3">
            <text:p>VAGO</text:p>
          </table:table-cell>
          <table:table-cell table:style-name="ce14" office:value-type="string" table:number-columns-spanned="1" table:number-rows-spanned="3">
            <text:p>TOTAL</text:p>
          </table:table-cell>
          <table:table-cell table:style-name="ce5" table:number-columns-repeated="4"/>
          <table:table-cell table:number-columns-repeated="1009"/>
        </table:table-row>
        <table:table-row table:style-name="ro7">
          <table:covered-table-cell table:number-columns-repeated="5"/>
          <table:table-cell table:style-name="ce15" office:value-type="string" table:number-columns-spanned="2" table:number-rows-spanned="1">
            <text:p>COM VÍNCULO</text:p>
          </table:table-cell>
          <table:covered-table-cell/>
          <table:table-cell table:style-name="ce15" office:value-type="string" table:number-columns-spanned="1" table:number-rows-spanned="2">
            <text:p>SEM </text:p>
            <text:p>VÍNCULO</text:p>
          </table:table-cell>
          <table:table-cell table:style-name="ce15" office:value-type="string" table:number-columns-spanned="1" table:number-rows-spanned="2">
            <text:p>SUBTOTAL</text:p>
          </table:table-cell>
          <table:covered-table-cell table:number-columns-repeated="2"/>
          <table:table-cell table:style-name="ce5" table:number-columns-repeated="4"/>
          <table:table-cell table:number-columns-repeated="1009"/>
        </table:table-row>
        <table:table-row table:style-name="ro8">
          <table:covered-table-cell table:number-columns-repeated="5"/>
          <table:table-cell table:style-name="ce14" office:value-type="string">
            <text:p>COM OPÇÃO</text:p>
          </table:table-cell>
          <table:table-cell table:style-name="ce15" office:value-type="string">
            <text:p>SEM OPÇÃO</text:p>
          </table:table-cell>
          <table:covered-table-cell table:number-columns-repeated="4"/>
          <table:table-cell table:style-name="ce5" table:number-columns-repeated="4"/>
          <table:table-cell table:number-columns-repeated="1009"/>
        </table:table-row>
        <table:table-row table:style-name="ro9">
          <table:table-cell table:style-name="ce10" office:value-type="string" table:number-columns-spanned="5" table:number-rows-spanned="1">
            <text:p>CC-7</text:p>
          </table:table-cell>
          <table:covered-table-cell table:number-columns-repeated="4"/>
          <table:table-cell table:style-name="ce16" table:formula="of:=['file:///C:/Users/User/Desktop/SUBPLAN/PORTARIAS%20SOF/1%20-%20MPF/anexo_III_2016_xls.xls'#$'Anexo_3_Tabela_1_Quantitati_(2'.D11]+['file:///C:/Users/User/Desktop/SUBPLAN/PORTARIAS%20SOF/2%20-%20MPM/anexo-iii-tabela-1-quantitativo_cargo_comissao_funcao-dap-2.ods'#$'Quantitativo_Relatorio_Carg_(2'.F10]+['file:///C:/Users/User/Desktop/SUBPLAN/PORTARIAS%20SOF/3%20-%20MPDFT/anexo_iii_-_tabela_1.xls'#$Quantitativo_Relatorio_Cargo_Co.F10]+['file:///C:/Users/User/Desktop/SUBPLAN/PORTARIAS%20SOF/4%20-%20MPT/Anexo_3_Tabela_1_Quantitativo_Cargo_Comissao_Funcao_12_2016_MP_V2T.xls'#$'Anexo_3_Tabela_1_Quantitati_(2'.D10]+['file:///C:/Users/User/Desktop/SUBPLAN/PORTARIAS%20SOF/5%20-%20ESMPU/Anexo%20III%20-%20tabela%201%20Quantitativo%20de%20Cargos%20em%20Comiss%E3o%20e%20Fun%E7%E3o%20de%20Confian%E7a%20ESMPU%20-%20dez2016.ods'#$'Quantitativo_Fisico_Pessoal_(2'.E9]" office:value-type="float" office:value="2">
            <text:p>2</text:p>
          </table:table-cell>
          <table:table-cell table:style-name="ce16" table:formula="of:=['file:///C:/Users/User/Desktop/SUBPLAN/PORTARIAS%20SOF/1%20-%20MPF/anexo_III_2016_xls.xls'#$'Anexo_3_Tabela_1_Quantitati_(2'.E11]+['file:///C:/Users/User/Desktop/SUBPLAN/PORTARIAS%20SOF/2%20-%20MPM/anexo-iii-tabela-1-quantitativo_cargo_comissao_funcao-dap-2.ods'#$'Quantitativo_Relatorio_Carg_(2'.G10]+'file:///C:/Users/User/Desktop/SUBPLAN/PORTARIAS%20SOF/3%20-%20MPDFT/anexo_iii_-_tabela_1.xls'#Quantitativo_Relatorio_Cargo_Co.#REF!+['file:///C:/Users/User/Desktop/SUBPLAN/PORTARIAS%20SOF/4%20-%20MPT/Anexo_3_Tabela_1_Quantitativo_Cargo_Comissao_Funcao_12_2016_MP_V2T.xls'#$'Anexo_3_Tabela_1_Quantitati_(2'.E10]+['file:///C:/Users/User/Desktop/SUBPLAN/PORTARIAS%20SOF/5%20-%20ESMPU/Anexo%20III%20-%20tabela%201%20Quantitativo%20de%20Cargos%20em%20Comiss%E3o%20e%20Fun%E7%E3o%20de%20Confian%E7a%20ESMPU%20-%20dez2016.ods'#$'Quantitativo_Fisico_Pessoal_(2'.F9]" office:value-type="float" office:value="0">
            <text:p>#NOME?</text:p>
          </table:table-cell>
          <table:table-cell table:style-name="ce16" table:formula="of:=['file:///C:/Users/User/Desktop/SUBPLAN/PORTARIAS%20SOF/1%20-%20MPF/anexo_III_2016_xls.xls'#$'Anexo_3_Tabela_1_Quantitati_(2'.F11]+['file:///C:/Users/User/Desktop/SUBPLAN/PORTARIAS%20SOF/2%20-%20MPM/anexo-iii-tabela-1-quantitativo_cargo_comissao_funcao-dap-2.ods'#$'Quantitativo_Relatorio_Carg_(2'.H10]+['file:///C:/Users/User/Desktop/SUBPLAN/PORTARIAS%20SOF/3%20-%20MPDFT/anexo_iii_-_tabela_1.xls'#$Quantitativo_Relatorio_Cargo_Co.G10]+['file:///C:/Users/User/Desktop/SUBPLAN/PORTARIAS%20SOF/4%20-%20MPT/Anexo_3_Tabela_1_Quantitativo_Cargo_Comissao_Funcao_12_2016_MP_V2T.xls'#$'Anexo_3_Tabela_1_Quantitati_(2'.F10]+['file:///C:/Users/User/Desktop/SUBPLAN/PORTARIAS%20SOF/5%20-%20ESMPU/Anexo%20III%20-%20tabela%201%20Quantitativo%20de%20Cargos%20em%20Comiss%E3o%20e%20Fun%E7%E3o%20de%20Confian%E7a%20ESMPU%20-%20dez2016.ods'#$'Quantitativo_Fisico_Pessoal_(2'.G9]" office:value-type="float" office:value="0">
            <text:p>0</text:p>
          </table:table-cell>
          <table:table-cell table:style-name="ce19" table:formula="of:=[.F10]+[.G10]+[.H10]" office:value-type="float" office:value="0">
            <text:p>#NOME?</text:p>
          </table:table-cell>
          <table:table-cell table:style-name="ce16" table:formula="of:=['file:///C:/Users/User/Desktop/SUBPLAN/PORTARIAS%20SOF/1%20-%20MPF/anexo_III_2016_xls.xls'#$'Anexo_3_Tabela_1_Quantitati_(2'.H11]+['file:///C:/Users/User/Desktop/SUBPLAN/PORTARIAS%20SOF/2%20-%20MPM/anexo-iii-tabela-1-quantitativo_cargo_comissao_funcao-dap-2.ods'#$'Quantitativo_Relatorio_Carg_(2'.J10]+'file:///C:/Users/User/Desktop/SUBPLAN/PORTARIAS%20SOF/3%20-%20MPDFT/anexo_iii_-_tabela_1.xls'#Quantitativo_Relatorio_Cargo_Co.#REF!+['file:///C:/Users/User/Desktop/SUBPLAN/PORTARIAS%20SOF/4%20-%20MPT/Anexo_3_Tabela_1_Quantitativo_Cargo_Comissao_Funcao_12_2016_MP_V2T.xls'#$'Anexo_3_Tabela_1_Quantitati_(2'.H10]+['file:///C:/Users/User/Desktop/SUBPLAN/PORTARIAS%20SOF/5%20-%20ESMPU/Anexo%20III%20-%20tabela%201%20Quantitativo%20de%20Cargos%20em%20Comiss%E3o%20e%20Fun%E7%E3o%20de%20Confian%E7a%20ESMPU%20-%20dez2016.ods'#$'Quantitativo_Fisico_Pessoal_(2'.I9]" office:value-type="float" office:value="0">
            <text:p>#NOME?</text:p>
          </table:table-cell>
          <table:table-cell table:style-name="ce22" table:formula="of:=[.I10]+[.J10]" office:value-type="float" office:value="0">
            <text:p>#NOME?</text:p>
          </table:table-cell>
          <table:table-cell table:style-name="ce5" table:number-columns-repeated="4"/>
          <table:table-cell table:number-columns-repeated="1009"/>
        </table:table-row>
        <table:table-row table:style-name="ro9">
          <table:table-cell table:style-name="ce10" office:value-type="string" table:number-columns-spanned="5" table:number-rows-spanned="1">
            <text:p>CC-6</text:p>
          </table:table-cell>
          <table:covered-table-cell table:number-columns-repeated="4"/>
          <table:table-cell table:style-name="ce16" table:formula="of:=['file:///C:/Users/User/Desktop/SUBPLAN/PORTARIAS%20SOF/1%20-%20MPF/anexo_III_2016_xls.xls'#$'Anexo_3_Tabela_1_Quantitati_(2'.D12]+['file:///C:/Users/User/Desktop/SUBPLAN/PORTARIAS%20SOF/2%20-%20MPM/anexo-iii-tabela-1-quantitativo_cargo_comissao_funcao-dap-2.ods'#$'Quantitativo_Relatorio_Carg_(2'.F11]+['file:///C:/Users/User/Desktop/SUBPLAN/PORTARIAS%20SOF/3%20-%20MPDFT/anexo_iii_-_tabela_1.xls'#$Quantitativo_Relatorio_Cargo_Co.F11]+['file:///C:/Users/User/Desktop/SUBPLAN/PORTARIAS%20SOF/4%20-%20MPT/Anexo_3_Tabela_1_Quantitativo_Cargo_Comissao_Funcao_12_2016_MP_V2T.xls'#$'Anexo_3_Tabela_1_Quantitati_(2'.D11]+['file:///C:/Users/User/Desktop/SUBPLAN/PORTARIAS%20SOF/5%20-%20ESMPU/Anexo%20III%20-%20tabela%201%20Quantitativo%20de%20Cargos%20em%20Comiss%E3o%20e%20Fun%E7%E3o%20de%20Confian%E7a%20ESMPU%20-%20dez2016.ods'#$'Quantitativo_Fisico_Pessoal_(2'.E10]" office:value-type="float" office:value="55">
            <text:p>55</text:p>
          </table:table-cell>
          <table:table-cell table:style-name="ce16" table:formula="of:=['file:///C:/Users/User/Desktop/SUBPLAN/PORTARIAS%20SOF/1%20-%20MPF/anexo_III_2016_xls.xls'#$'Anexo_3_Tabela_1_Quantitati_(2'.E12]+['file:///C:/Users/User/Desktop/SUBPLAN/PORTARIAS%20SOF/2%20-%20MPM/anexo-iii-tabela-1-quantitativo_cargo_comissao_funcao-dap-2.ods'#$'Quantitativo_Relatorio_Carg_(2'.G11]+'file:///C:/Users/User/Desktop/SUBPLAN/PORTARIAS%20SOF/3%20-%20MPDFT/anexo_iii_-_tabela_1.xls'#Quantitativo_Relatorio_Cargo_Co.#REF!+['file:///C:/Users/User/Desktop/SUBPLAN/PORTARIAS%20SOF/4%20-%20MPT/Anexo_3_Tabela_1_Quantitativo_Cargo_Comissao_Funcao_12_2016_MP_V2T.xls'#$'Anexo_3_Tabela_1_Quantitati_(2'.E11]+['file:///C:/Users/User/Desktop/SUBPLAN/PORTARIAS%20SOF/5%20-%20ESMPU/Anexo%20III%20-%20tabela%201%20Quantitativo%20de%20Cargos%20em%20Comiss%E3o%20e%20Fun%E7%E3o%20de%20Confian%E7a%20ESMPU%20-%20dez2016.ods'#$'Quantitativo_Fisico_Pessoal_(2'.F10]" office:value-type="float" office:value="0">
            <text:p>#NOME?</text:p>
          </table:table-cell>
          <table:table-cell table:style-name="ce16" table:formula="of:=['file:///C:/Users/User/Desktop/SUBPLAN/PORTARIAS%20SOF/1%20-%20MPF/anexo_III_2016_xls.xls'#$'Anexo_3_Tabela_1_Quantitati_(2'.F12]+['file:///C:/Users/User/Desktop/SUBPLAN/PORTARIAS%20SOF/2%20-%20MPM/anexo-iii-tabela-1-quantitativo_cargo_comissao_funcao-dap-2.ods'#$'Quantitativo_Relatorio_Carg_(2'.H11]+['file:///C:/Users/User/Desktop/SUBPLAN/PORTARIAS%20SOF/3%20-%20MPDFT/anexo_iii_-_tabela_1.xls'#$Quantitativo_Relatorio_Cargo_Co.G11]+['file:///C:/Users/User/Desktop/SUBPLAN/PORTARIAS%20SOF/4%20-%20MPT/Anexo_3_Tabela_1_Quantitativo_Cargo_Comissao_Funcao_12_2016_MP_V2T.xls'#$'Anexo_3_Tabela_1_Quantitati_(2'.F11]+['file:///C:/Users/User/Desktop/SUBPLAN/PORTARIAS%20SOF/5%20-%20ESMPU/Anexo%20III%20-%20tabela%201%20Quantitativo%20de%20Cargos%20em%20Comiss%E3o%20e%20Fun%E7%E3o%20de%20Confian%E7a%20ESMPU%20-%20dez2016.ods'#$'Quantitativo_Fisico_Pessoal_(2'.G10]" office:value-type="float" office:value="13">
            <text:p>13</text:p>
          </table:table-cell>
          <table:table-cell table:style-name="ce19" table:formula="of:=[.F11]+[.G11]+[.H11]" office:value-type="float" office:value="0">
            <text:p>#NOME?</text:p>
          </table:table-cell>
          <table:table-cell table:style-name="ce16" table:formula="of:=['file:///C:/Users/User/Desktop/SUBPLAN/PORTARIAS%20SOF/1%20-%20MPF/anexo_III_2016_xls.xls'#$'Anexo_3_Tabela_1_Quantitati_(2'.H12]+['file:///C:/Users/User/Desktop/SUBPLAN/PORTARIAS%20SOF/2%20-%20MPM/anexo-iii-tabela-1-quantitativo_cargo_comissao_funcao-dap-2.ods'#$'Quantitativo_Relatorio_Carg_(2'.J11]+'file:///C:/Users/User/Desktop/SUBPLAN/PORTARIAS%20SOF/3%20-%20MPDFT/anexo_iii_-_tabela_1.xls'#Quantitativo_Relatorio_Cargo_Co.#REF!+['file:///C:/Users/User/Desktop/SUBPLAN/PORTARIAS%20SOF/4%20-%20MPT/Anexo_3_Tabela_1_Quantitativo_Cargo_Comissao_Funcao_12_2016_MP_V2T.xls'#$'Anexo_3_Tabela_1_Quantitati_(2'.H11]+['file:///C:/Users/User/Desktop/SUBPLAN/PORTARIAS%20SOF/5%20-%20ESMPU/Anexo%20III%20-%20tabela%201%20Quantitativo%20de%20Cargos%20em%20Comiss%E3o%20e%20Fun%E7%E3o%20de%20Confian%E7a%20ESMPU%20-%20dez2016.ods'#$'Quantitativo_Fisico_Pessoal_(2'.I10]" office:value-type="float" office:value="0">
            <text:p>#NOME?</text:p>
          </table:table-cell>
          <table:table-cell table:style-name="ce22" table:formula="of:=[.I11]+[.J11]" office:value-type="float" office:value="0">
            <text:p>#NOME?</text:p>
          </table:table-cell>
          <table:table-cell table:style-name="ce5" table:number-columns-repeated="4"/>
          <table:table-cell table:number-columns-repeated="1009"/>
        </table:table-row>
        <table:table-row table:style-name="ro10">
          <table:table-cell table:style-name="ce10" office:value-type="string" table:number-columns-spanned="5" table:number-rows-spanned="1">
            <text:p>CC-5</text:p>
          </table:table-cell>
          <table:covered-table-cell table:number-columns-repeated="4"/>
          <table:table-cell table:style-name="ce16" table:formula="of:=['file:///C:/Users/User/Desktop/SUBPLAN/PORTARIAS%20SOF/1%20-%20MPF/anexo_III_2016_xls.xls'#$'Anexo_3_Tabela_1_Quantitati_(2'.D13]+['file:///C:/Users/User/Desktop/SUBPLAN/PORTARIAS%20SOF/2%20-%20MPM/anexo-iii-tabela-1-quantitativo_cargo_comissao_funcao-dap-2.ods'#$'Quantitativo_Relatorio_Carg_(2'.F12]+['file:///C:/Users/User/Desktop/SUBPLAN/PORTARIAS%20SOF/3%20-%20MPDFT/anexo_iii_-_tabela_1.xls'#$Quantitativo_Relatorio_Cargo_Co.F12]+['file:///C:/Users/User/Desktop/SUBPLAN/PORTARIAS%20SOF/4%20-%20MPT/Anexo_3_Tabela_1_Quantitativo_Cargo_Comissao_Funcao_12_2016_MP_V2T.xls'#$'Anexo_3_Tabela_1_Quantitati_(2'.D12]+['file:///C:/Users/User/Desktop/SUBPLAN/PORTARIAS%20SOF/5%20-%20ESMPU/Anexo%20III%20-%20tabela%201%20Quantitativo%20de%20Cargos%20em%20Comiss%E3o%20e%20Fun%E7%E3o%20de%20Confian%E7a%20ESMPU%20-%20dez2016.ods'#$'Quantitativo_Fisico_Pessoal_(2'.E11]" office:value-type="float" office:value="193">
            <text:p>193</text:p>
          </table:table-cell>
          <table:table-cell table:style-name="ce16" table:formula="of:=['file:///C:/Users/User/Desktop/SUBPLAN/PORTARIAS%20SOF/1%20-%20MPF/anexo_III_2016_xls.xls'#$'Anexo_3_Tabela_1_Quantitati_(2'.E13]+['file:///C:/Users/User/Desktop/SUBPLAN/PORTARIAS%20SOF/2%20-%20MPM/anexo-iii-tabela-1-quantitativo_cargo_comissao_funcao-dap-2.ods'#$'Quantitativo_Relatorio_Carg_(2'.G12]+'file:///C:/Users/User/Desktop/SUBPLAN/PORTARIAS%20SOF/3%20-%20MPDFT/anexo_iii_-_tabela_1.xls'#Quantitativo_Relatorio_Cargo_Co.#REF!+['file:///C:/Users/User/Desktop/SUBPLAN/PORTARIAS%20SOF/4%20-%20MPT/Anexo_3_Tabela_1_Quantitativo_Cargo_Comissao_Funcao_12_2016_MP_V2T.xls'#$'Anexo_3_Tabela_1_Quantitati_(2'.E12]+['file:///C:/Users/User/Desktop/SUBPLAN/PORTARIAS%20SOF/5%20-%20ESMPU/Anexo%20III%20-%20tabela%201%20Quantitativo%20de%20Cargos%20em%20Comiss%E3o%20e%20Fun%E7%E3o%20de%20Confian%E7a%20ESMPU%20-%20dez2016.ods'#$'Quantitativo_Fisico_Pessoal_(2'.F11]" office:value-type="float" office:value="0">
            <text:p>#NOME?</text:p>
          </table:table-cell>
          <table:table-cell table:style-name="ce16" table:formula="of:=['file:///C:/Users/User/Desktop/SUBPLAN/PORTARIAS%20SOF/1%20-%20MPF/anexo_III_2016_xls.xls'#$'Anexo_3_Tabela_1_Quantitati_(2'.F13]+['file:///C:/Users/User/Desktop/SUBPLAN/PORTARIAS%20SOF/2%20-%20MPM/anexo-iii-tabela-1-quantitativo_cargo_comissao_funcao-dap-2.ods'#$'Quantitativo_Relatorio_Carg_(2'.H12]+['file:///C:/Users/User/Desktop/SUBPLAN/PORTARIAS%20SOF/3%20-%20MPDFT/anexo_iii_-_tabela_1.xls'#$Quantitativo_Relatorio_Cargo_Co.G12]+['file:///C:/Users/User/Desktop/SUBPLAN/PORTARIAS%20SOF/4%20-%20MPT/Anexo_3_Tabela_1_Quantitativo_Cargo_Comissao_Funcao_12_2016_MP_V2T.xls'#$'Anexo_3_Tabela_1_Quantitati_(2'.F12]+['file:///C:/Users/User/Desktop/SUBPLAN/PORTARIAS%20SOF/5%20-%20ESMPU/Anexo%20III%20-%20tabela%201%20Quantitativo%20de%20Cargos%20em%20Comiss%E3o%20e%20Fun%E7%E3o%20de%20Confian%E7a%20ESMPU%20-%20dez2016.ods'#$'Quantitativo_Fisico_Pessoal_(2'.G11]" office:value-type="float" office:value="66">
            <text:p>66</text:p>
          </table:table-cell>
          <table:table-cell table:style-name="ce19" table:formula="of:=[.F12]+[.G12]+[.H12]" office:value-type="float" office:value="0">
            <text:p>#NOME?</text:p>
          </table:table-cell>
          <table:table-cell table:style-name="ce16" table:formula="of:=['file:///C:/Users/User/Desktop/SUBPLAN/PORTARIAS%20SOF/1%20-%20MPF/anexo_III_2016_xls.xls'#$'Anexo_3_Tabela_1_Quantitati_(2'.H13]+['file:///C:/Users/User/Desktop/SUBPLAN/PORTARIAS%20SOF/2%20-%20MPM/anexo-iii-tabela-1-quantitativo_cargo_comissao_funcao-dap-2.ods'#$'Quantitativo_Relatorio_Carg_(2'.J12]+'file:///C:/Users/User/Desktop/SUBPLAN/PORTARIAS%20SOF/3%20-%20MPDFT/anexo_iii_-_tabela_1.xls'#Quantitativo_Relatorio_Cargo_Co.#REF!+['file:///C:/Users/User/Desktop/SUBPLAN/PORTARIAS%20SOF/4%20-%20MPT/Anexo_3_Tabela_1_Quantitativo_Cargo_Comissao_Funcao_12_2016_MP_V2T.xls'#$'Anexo_3_Tabela_1_Quantitati_(2'.H12]+['file:///C:/Users/User/Desktop/SUBPLAN/PORTARIAS%20SOF/5%20-%20ESMPU/Anexo%20III%20-%20tabela%201%20Quantitativo%20de%20Cargos%20em%20Comiss%E3o%20e%20Fun%E7%E3o%20de%20Confian%E7a%20ESMPU%20-%20dez2016.ods'#$'Quantitativo_Fisico_Pessoal_(2'.I11]" office:value-type="float" office:value="0">
            <text:p>#NOME?</text:p>
          </table:table-cell>
          <table:table-cell table:style-name="ce22" table:formula="of:=[.I12]+[.J12]" office:value-type="float" office:value="0">
            <text:p>#NOME?</text:p>
          </table:table-cell>
          <table:table-cell table:style-name="ce5" table:number-columns-repeated="4"/>
          <table:table-cell table:number-columns-repeated="1009"/>
        </table:table-row>
        <table:table-row table:style-name="ro9">
          <table:table-cell table:style-name="ce10" office:value-type="string" table:number-columns-spanned="5" table:number-rows-spanned="1">
            <text:p>CC-4</text:p>
          </table:table-cell>
          <table:covered-table-cell table:number-columns-repeated="4"/>
          <table:table-cell table:style-name="ce16" table:formula="of:=['file:///C:/Users/User/Desktop/SUBPLAN/PORTARIAS%20SOF/1%20-%20MPF/anexo_III_2016_xls.xls'#$'Anexo_3_Tabela_1_Quantitati_(2'.D14]+['file:///C:/Users/User/Desktop/SUBPLAN/PORTARIAS%20SOF/2%20-%20MPM/anexo-iii-tabela-1-quantitativo_cargo_comissao_funcao-dap-2.ods'#$'Quantitativo_Relatorio_Carg_(2'.F13]+['file:///C:/Users/User/Desktop/SUBPLAN/PORTARIAS%20SOF/3%20-%20MPDFT/anexo_iii_-_tabela_1.xls'#$Quantitativo_Relatorio_Cargo_Co.F13]+['file:///C:/Users/User/Desktop/SUBPLAN/PORTARIAS%20SOF/4%20-%20MPT/Anexo_3_Tabela_1_Quantitativo_Cargo_Comissao_Funcao_12_2016_MP_V2T.xls'#$'Anexo_3_Tabela_1_Quantitati_(2'.D13]+['file:///C:/Users/User/Desktop/SUBPLAN/PORTARIAS%20SOF/5%20-%20ESMPU/Anexo%20III%20-%20tabela%201%20Quantitativo%20de%20Cargos%20em%20Comiss%E3o%20e%20Fun%E7%E3o%20de%20Confian%E7a%20ESMPU%20-%20dez2016.ods'#$'Quantitativo_Fisico_Pessoal_(2'.E12]" office:value-type="float" office:value="134">
            <text:p>134</text:p>
          </table:table-cell>
          <table:table-cell table:style-name="ce16" table:formula="of:=['file:///C:/Users/User/Desktop/SUBPLAN/PORTARIAS%20SOF/1%20-%20MPF/anexo_III_2016_xls.xls'#$'Anexo_3_Tabela_1_Quantitati_(2'.E14]+['file:///C:/Users/User/Desktop/SUBPLAN/PORTARIAS%20SOF/2%20-%20MPM/anexo-iii-tabela-1-quantitativo_cargo_comissao_funcao-dap-2.ods'#$'Quantitativo_Relatorio_Carg_(2'.G13]+'file:///C:/Users/User/Desktop/SUBPLAN/PORTARIAS%20SOF/3%20-%20MPDFT/anexo_iii_-_tabela_1.xls'#Quantitativo_Relatorio_Cargo_Co.#REF!+['file:///C:/Users/User/Desktop/SUBPLAN/PORTARIAS%20SOF/4%20-%20MPT/Anexo_3_Tabela_1_Quantitativo_Cargo_Comissao_Funcao_12_2016_MP_V2T.xls'#$'Anexo_3_Tabela_1_Quantitati_(2'.E13]+['file:///C:/Users/User/Desktop/SUBPLAN/PORTARIAS%20SOF/5%20-%20ESMPU/Anexo%20III%20-%20tabela%201%20Quantitativo%20de%20Cargos%20em%20Comiss%E3o%20e%20Fun%E7%E3o%20de%20Confian%E7a%20ESMPU%20-%20dez2016.ods'#$'Quantitativo_Fisico_Pessoal_(2'.F12]" office:value-type="float" office:value="0">
            <text:p>#NOME?</text:p>
          </table:table-cell>
          <table:table-cell table:style-name="ce16" table:formula="of:=['file:///C:/Users/User/Desktop/SUBPLAN/PORTARIAS%20SOF/1%20-%20MPF/anexo_III_2016_xls.xls'#$'Anexo_3_Tabela_1_Quantitati_(2'.F14]+['file:///C:/Users/User/Desktop/SUBPLAN/PORTARIAS%20SOF/2%20-%20MPM/anexo-iii-tabela-1-quantitativo_cargo_comissao_funcao-dap-2.ods'#$'Quantitativo_Relatorio_Carg_(2'.H13]+['file:///C:/Users/User/Desktop/SUBPLAN/PORTARIAS%20SOF/3%20-%20MPDFT/anexo_iii_-_tabela_1.xls'#$Quantitativo_Relatorio_Cargo_Co.G13]+['file:///C:/Users/User/Desktop/SUBPLAN/PORTARIAS%20SOF/4%20-%20MPT/Anexo_3_Tabela_1_Quantitativo_Cargo_Comissao_Funcao_12_2016_MP_V2T.xls'#$'Anexo_3_Tabela_1_Quantitati_(2'.F13]+['file:///C:/Users/User/Desktop/SUBPLAN/PORTARIAS%20SOF/5%20-%20ESMPU/Anexo%20III%20-%20tabela%201%20Quantitativo%20de%20Cargos%20em%20Comiss%E3o%20e%20Fun%E7%E3o%20de%20Confian%E7a%20ESMPU%20-%20dez2016.ods'#$'Quantitativo_Fisico_Pessoal_(2'.G12]" office:value-type="float" office:value="130">
            <text:p>130</text:p>
          </table:table-cell>
          <table:table-cell table:style-name="ce19" table:formula="of:=[.F13]+[.G13]+[.H13]" office:value-type="float" office:value="0">
            <text:p>#NOME?</text:p>
          </table:table-cell>
          <table:table-cell table:style-name="ce16" table:formula="of:=['file:///C:/Users/User/Desktop/SUBPLAN/PORTARIAS%20SOF/1%20-%20MPF/anexo_III_2016_xls.xls'#$'Anexo_3_Tabela_1_Quantitati_(2'.H14]+['file:///C:/Users/User/Desktop/SUBPLAN/PORTARIAS%20SOF/2%20-%20MPM/anexo-iii-tabela-1-quantitativo_cargo_comissao_funcao-dap-2.ods'#$'Quantitativo_Relatorio_Carg_(2'.J13]+'file:///C:/Users/User/Desktop/SUBPLAN/PORTARIAS%20SOF/3%20-%20MPDFT/anexo_iii_-_tabela_1.xls'#Quantitativo_Relatorio_Cargo_Co.#REF!+['file:///C:/Users/User/Desktop/SUBPLAN/PORTARIAS%20SOF/4%20-%20MPT/Anexo_3_Tabela_1_Quantitativo_Cargo_Comissao_Funcao_12_2016_MP_V2T.xls'#$'Anexo_3_Tabela_1_Quantitati_(2'.H13]+['file:///C:/Users/User/Desktop/SUBPLAN/PORTARIAS%20SOF/5%20-%20ESMPU/Anexo%20III%20-%20tabela%201%20Quantitativo%20de%20Cargos%20em%20Comiss%E3o%20e%20Fun%E7%E3o%20de%20Confian%E7a%20ESMPU%20-%20dez2016.ods'#$'Quantitativo_Fisico_Pessoal_(2'.I12]" office:value-type="float" office:value="0">
            <text:p>#NOME?</text:p>
          </table:table-cell>
          <table:table-cell table:style-name="ce22" table:formula="of:=[.I13]+[.J13]" office:value-type="float" office:value="0">
            <text:p>#NOME?</text:p>
          </table:table-cell>
          <table:table-cell table:style-name="ce5" table:number-columns-repeated="4"/>
          <table:table-cell table:number-columns-repeated="1009"/>
        </table:table-row>
        <table:table-row table:style-name="ro9">
          <table:table-cell table:style-name="ce10" office:value-type="string" table:number-columns-spanned="5" table:number-rows-spanned="1">
            <text:p>CC-3</text:p>
          </table:table-cell>
          <table:covered-table-cell table:number-columns-repeated="4"/>
          <table:table-cell table:style-name="ce16" table:formula="of:=['file:///C:/Users/User/Desktop/SUBPLAN/PORTARIAS%20SOF/1%20-%20MPF/anexo_III_2016_xls.xls'#$'Anexo_3_Tabela_1_Quantitati_(2'.D15]+['file:///C:/Users/User/Desktop/SUBPLAN/PORTARIAS%20SOF/2%20-%20MPM/anexo-iii-tabela-1-quantitativo_cargo_comissao_funcao-dap-2.ods'#$'Quantitativo_Relatorio_Carg_(2'.F14]+['file:///C:/Users/User/Desktop/SUBPLAN/PORTARIAS%20SOF/3%20-%20MPDFT/anexo_iii_-_tabela_1.xls'#$Quantitativo_Relatorio_Cargo_Co.F14]+['file:///C:/Users/User/Desktop/SUBPLAN/PORTARIAS%20SOF/4%20-%20MPT/Anexo_3_Tabela_1_Quantitativo_Cargo_Comissao_Funcao_12_2016_MP_V2T.xls'#$'Anexo_3_Tabela_1_Quantitati_(2'.D14]+['file:///C:/Users/User/Desktop/SUBPLAN/PORTARIAS%20SOF/5%20-%20ESMPU/Anexo%20III%20-%20tabela%201%20Quantitativo%20de%20Cargos%20em%20Comiss%E3o%20e%20Fun%E7%E3o%20de%20Confian%E7a%20ESMPU%20-%20dez2016.ods'#$'Quantitativo_Fisico_Pessoal_(2'.E13]" office:value-type="float" office:value="309">
            <text:p>309</text:p>
          </table:table-cell>
          <table:table-cell table:style-name="ce16" table:formula="of:=['file:///C:/Users/User/Desktop/SUBPLAN/PORTARIAS%20SOF/1%20-%20MPF/anexo_III_2016_xls.xls'#$'Anexo_3_Tabela_1_Quantitati_(2'.E15]+['file:///C:/Users/User/Desktop/SUBPLAN/PORTARIAS%20SOF/2%20-%20MPM/anexo-iii-tabela-1-quantitativo_cargo_comissao_funcao-dap-2.ods'#$'Quantitativo_Relatorio_Carg_(2'.G14]+'file:///C:/Users/User/Desktop/SUBPLAN/PORTARIAS%20SOF/3%20-%20MPDFT/anexo_iii_-_tabela_1.xls'#Quantitativo_Relatorio_Cargo_Co.#REF!+['file:///C:/Users/User/Desktop/SUBPLAN/PORTARIAS%20SOF/4%20-%20MPT/Anexo_3_Tabela_1_Quantitativo_Cargo_Comissao_Funcao_12_2016_MP_V2T.xls'#$'Anexo_3_Tabela_1_Quantitati_(2'.E14]+['file:///C:/Users/User/Desktop/SUBPLAN/PORTARIAS%20SOF/5%20-%20ESMPU/Anexo%20III%20-%20tabela%201%20Quantitativo%20de%20Cargos%20em%20Comiss%E3o%20e%20Fun%E7%E3o%20de%20Confian%E7a%20ESMPU%20-%20dez2016.ods'#$'Quantitativo_Fisico_Pessoal_(2'.F13]" office:value-type="float" office:value="0">
            <text:p>#NOME?</text:p>
          </table:table-cell>
          <table:table-cell table:style-name="ce16" table:formula="of:=['file:///C:/Users/User/Desktop/SUBPLAN/PORTARIAS%20SOF/1%20-%20MPF/anexo_III_2016_xls.xls'#$'Anexo_3_Tabela_1_Quantitati_(2'.F15]+['file:///C:/Users/User/Desktop/SUBPLAN/PORTARIAS%20SOF/2%20-%20MPM/anexo-iii-tabela-1-quantitativo_cargo_comissao_funcao-dap-2.ods'#$'Quantitativo_Relatorio_Carg_(2'.H14]+['file:///C:/Users/User/Desktop/SUBPLAN/PORTARIAS%20SOF/3%20-%20MPDFT/anexo_iii_-_tabela_1.xls'#$Quantitativo_Relatorio_Cargo_Co.G14]+['file:///C:/Users/User/Desktop/SUBPLAN/PORTARIAS%20SOF/4%20-%20MPT/Anexo_3_Tabela_1_Quantitativo_Cargo_Comissao_Funcao_12_2016_MP_V2T.xls'#$'Anexo_3_Tabela_1_Quantitati_(2'.F14]+['file:///C:/Users/User/Desktop/SUBPLAN/PORTARIAS%20SOF/5%20-%20ESMPU/Anexo%20III%20-%20tabela%201%20Quantitativo%20de%20Cargos%20em%20Comiss%E3o%20e%20Fun%E7%E3o%20de%20Confian%E7a%20ESMPU%20-%20dez2016.ods'#$'Quantitativo_Fisico_Pessoal_(2'.G13]" office:value-type="float" office:value="65">
            <text:p>65</text:p>
          </table:table-cell>
          <table:table-cell table:style-name="ce19" table:formula="of:=[.F14]+[.G14]+[.H14]" office:value-type="float" office:value="0">
            <text:p>#NOME?</text:p>
          </table:table-cell>
          <table:table-cell table:style-name="ce16" table:formula="of:=['file:///C:/Users/User/Desktop/SUBPLAN/PORTARIAS%20SOF/1%20-%20MPF/anexo_III_2016_xls.xls'#$'Anexo_3_Tabela_1_Quantitati_(2'.H15]+['file:///C:/Users/User/Desktop/SUBPLAN/PORTARIAS%20SOF/2%20-%20MPM/anexo-iii-tabela-1-quantitativo_cargo_comissao_funcao-dap-2.ods'#$'Quantitativo_Relatorio_Carg_(2'.J14]+'file:///C:/Users/User/Desktop/SUBPLAN/PORTARIAS%20SOF/3%20-%20MPDFT/anexo_iii_-_tabela_1.xls'#Quantitativo_Relatorio_Cargo_Co.#REF!+['file:///C:/Users/User/Desktop/SUBPLAN/PORTARIAS%20SOF/4%20-%20MPT/Anexo_3_Tabela_1_Quantitativo_Cargo_Comissao_Funcao_12_2016_MP_V2T.xls'#$'Anexo_3_Tabela_1_Quantitati_(2'.H14]+['file:///C:/Users/User/Desktop/SUBPLAN/PORTARIAS%20SOF/5%20-%20ESMPU/Anexo%20III%20-%20tabela%201%20Quantitativo%20de%20Cargos%20em%20Comiss%E3o%20e%20Fun%E7%E3o%20de%20Confian%E7a%20ESMPU%20-%20dez2016.ods'#$'Quantitativo_Fisico_Pessoal_(2'.I13]" office:value-type="float" office:value="0">
            <text:p>#NOME?</text:p>
          </table:table-cell>
          <table:table-cell table:style-name="ce22" table:formula="of:=[.I14]+[.J14]" office:value-type="float" office:value="0">
            <text:p>#NOME?</text:p>
          </table:table-cell>
          <table:table-cell table:style-name="ce5" table:number-columns-repeated="4"/>
          <table:table-cell table:number-columns-repeated="1009"/>
        </table:table-row>
        <table:table-row table:style-name="ro9">
          <table:table-cell table:style-name="ce10" office:value-type="string" table:number-columns-spanned="5" table:number-rows-spanned="1">
            <text:p>CC-2</text:p>
          </table:table-cell>
          <table:covered-table-cell table:number-columns-repeated="4"/>
          <table:table-cell table:style-name="ce16" table:formula="of:=['file:///C:/Users/User/Desktop/SUBPLAN/PORTARIAS%20SOF/1%20-%20MPF/anexo_III_2016_xls.xls'#$'Anexo_3_Tabela_1_Quantitati_(2'.D16]+['file:///C:/Users/User/Desktop/SUBPLAN/PORTARIAS%20SOF/2%20-%20MPM/anexo-iii-tabela-1-quantitativo_cargo_comissao_funcao-dap-2.ods'#$'Quantitativo_Relatorio_Carg_(2'.F15]+['file:///C:/Users/User/Desktop/SUBPLAN/PORTARIAS%20SOF/3%20-%20MPDFT/anexo_iii_-_tabela_1.xls'#$Quantitativo_Relatorio_Cargo_Co.F15]+['file:///C:/Users/User/Desktop/SUBPLAN/PORTARIAS%20SOF/4%20-%20MPT/Anexo_3_Tabela_1_Quantitativo_Cargo_Comissao_Funcao_12_2016_MP_V2T.xls'#$'Anexo_3_Tabela_1_Quantitati_(2'.D15]+['file:///C:/Users/User/Desktop/SUBPLAN/PORTARIAS%20SOF/5%20-%20ESMPU/Anexo%20III%20-%20tabela%201%20Quantitativo%20de%20Cargos%20em%20Comiss%E3o%20e%20Fun%E7%E3o%20de%20Confian%E7a%20ESMPU%20-%20dez2016.ods'#$'Quantitativo_Fisico_Pessoal_(2'.E14]" office:value-type="float" office:value="1119">
            <text:p>1119</text:p>
          </table:table-cell>
          <table:table-cell table:style-name="ce16" table:formula="of:=['file:///C:/Users/User/Desktop/SUBPLAN/PORTARIAS%20SOF/1%20-%20MPF/anexo_III_2016_xls.xls'#$'Anexo_3_Tabela_1_Quantitati_(2'.E16]+['file:///C:/Users/User/Desktop/SUBPLAN/PORTARIAS%20SOF/2%20-%20MPM/anexo-iii-tabela-1-quantitativo_cargo_comissao_funcao-dap-2.ods'#$'Quantitativo_Relatorio_Carg_(2'.G15]+'file:///C:/Users/User/Desktop/SUBPLAN/PORTARIAS%20SOF/3%20-%20MPDFT/anexo_iii_-_tabela_1.xls'#Quantitativo_Relatorio_Cargo_Co.#REF!+['file:///C:/Users/User/Desktop/SUBPLAN/PORTARIAS%20SOF/4%20-%20MPT/Anexo_3_Tabela_1_Quantitativo_Cargo_Comissao_Funcao_12_2016_MP_V2T.xls'#$'Anexo_3_Tabela_1_Quantitati_(2'.E15]+['file:///C:/Users/User/Desktop/SUBPLAN/PORTARIAS%20SOF/5%20-%20ESMPU/Anexo%20III%20-%20tabela%201%20Quantitativo%20de%20Cargos%20em%20Comiss%E3o%20e%20Fun%E7%E3o%20de%20Confian%E7a%20ESMPU%20-%20dez2016.ods'#$'Quantitativo_Fisico_Pessoal_(2'.F14]" office:value-type="float" office:value="0">
            <text:p>#NOME?</text:p>
          </table:table-cell>
          <table:table-cell table:style-name="ce16" table:formula="of:=['file:///C:/Users/User/Desktop/SUBPLAN/PORTARIAS%20SOF/1%20-%20MPF/anexo_III_2016_xls.xls'#$'Anexo_3_Tabela_1_Quantitati_(2'.F16]+['file:///C:/Users/User/Desktop/SUBPLAN/PORTARIAS%20SOF/2%20-%20MPM/anexo-iii-tabela-1-quantitativo_cargo_comissao_funcao-dap-2.ods'#$'Quantitativo_Relatorio_Carg_(2'.H15]+['file:///C:/Users/User/Desktop/SUBPLAN/PORTARIAS%20SOF/3%20-%20MPDFT/anexo_iii_-_tabela_1.xls'#$Quantitativo_Relatorio_Cargo_Co.G15]+['file:///C:/Users/User/Desktop/SUBPLAN/PORTARIAS%20SOF/4%20-%20MPT/Anexo_3_Tabela_1_Quantitativo_Cargo_Comissao_Funcao_12_2016_MP_V2T.xls'#$'Anexo_3_Tabela_1_Quantitati_(2'.F15]+['file:///C:/Users/User/Desktop/SUBPLAN/PORTARIAS%20SOF/5%20-%20ESMPU/Anexo%20III%20-%20tabela%201%20Quantitativo%20de%20Cargos%20em%20Comiss%E3o%20e%20Fun%E7%E3o%20de%20Confian%E7a%20ESMPU%20-%20dez2016.ods'#$'Quantitativo_Fisico_Pessoal_(2'.G14]" office:value-type="float" office:value="1000">
            <text:p>1000</text:p>
          </table:table-cell>
          <table:table-cell table:style-name="ce19" table:formula="of:=[.F15]+[.G15]+[.H15]" office:value-type="float" office:value="0">
            <text:p>#NOME?</text:p>
          </table:table-cell>
          <table:table-cell table:style-name="ce16" table:formula="of:=['file:///C:/Users/User/Desktop/SUBPLAN/PORTARIAS%20SOF/1%20-%20MPF/anexo_III_2016_xls.xls'#$'Anexo_3_Tabela_1_Quantitati_(2'.H16]+['file:///C:/Users/User/Desktop/SUBPLAN/PORTARIAS%20SOF/2%20-%20MPM/anexo-iii-tabela-1-quantitativo_cargo_comissao_funcao-dap-2.ods'#$'Quantitativo_Relatorio_Carg_(2'.J15]+'file:///C:/Users/User/Desktop/SUBPLAN/PORTARIAS%20SOF/3%20-%20MPDFT/anexo_iii_-_tabela_1.xls'#Quantitativo_Relatorio_Cargo_Co.#REF!+['file:///C:/Users/User/Desktop/SUBPLAN/PORTARIAS%20SOF/4%20-%20MPT/Anexo_3_Tabela_1_Quantitativo_Cargo_Comissao_Funcao_12_2016_MP_V2T.xls'#$'Anexo_3_Tabela_1_Quantitati_(2'.H15]+['file:///C:/Users/User/Desktop/SUBPLAN/PORTARIAS%20SOF/5%20-%20ESMPU/Anexo%20III%20-%20tabela%201%20Quantitativo%20de%20Cargos%20em%20Comiss%E3o%20e%20Fun%E7%E3o%20de%20Confian%E7a%20ESMPU%20-%20dez2016.ods'#$'Quantitativo_Fisico_Pessoal_(2'.I14]" office:value-type="float" office:value="0">
            <text:p>#NOME?</text:p>
          </table:table-cell>
          <table:table-cell table:style-name="ce22" table:formula="of:=[.I15]+[.J15]" office:value-type="float" office:value="0">
            <text:p>#NOME?</text:p>
          </table:table-cell>
          <table:table-cell table:style-name="ce5" table:number-columns-repeated="4"/>
          <table:table-cell table:number-columns-repeated="1009"/>
        </table:table-row>
        <table:table-row table:style-name="ro9">
          <table:table-cell table:style-name="ce10" office:value-type="string" table:number-columns-spanned="5" table:number-rows-spanned="1">
            <text:p>CC-1</text:p>
          </table:table-cell>
          <table:covered-table-cell table:number-columns-repeated="4"/>
          <table:table-cell table:style-name="ce16" table:formula="of:=['file:///C:/Users/User/Desktop/SUBPLAN/PORTARIAS%20SOF/1%20-%20MPF/anexo_III_2016_xls.xls'#$'Anexo_3_Tabela_1_Quantitati_(2'.D17]+['file:///C:/Users/User/Desktop/SUBPLAN/PORTARIAS%20SOF/2%20-%20MPM/anexo-iii-tabela-1-quantitativo_cargo_comissao_funcao-dap-2.ods'#$'Quantitativo_Relatorio_Carg_(2'.F16]+['file:///C:/Users/User/Desktop/SUBPLAN/PORTARIAS%20SOF/3%20-%20MPDFT/anexo_iii_-_tabela_1.xls'#$Quantitativo_Relatorio_Cargo_Co.F16]+['file:///C:/Users/User/Desktop/SUBPLAN/PORTARIAS%20SOF/4%20-%20MPT/Anexo_3_Tabela_1_Quantitativo_Cargo_Comissao_Funcao_12_2016_MP_V2T.xls'#$'Anexo_3_Tabela_1_Quantitati_(2'.D16]+['file:///C:/Users/User/Desktop/SUBPLAN/PORTARIAS%20SOF/5%20-%20ESMPU/Anexo%20III%20-%20tabela%201%20Quantitativo%20de%20Cargos%20em%20Comiss%E3o%20e%20Fun%E7%E3o%20de%20Confian%E7a%20ESMPU%20-%20dez2016.ods'#$'Quantitativo_Fisico_Pessoal_(2'.E15]" office:value-type="float" office:value="261">
            <text:p>261</text:p>
          </table:table-cell>
          <table:table-cell table:style-name="ce16" table:formula="of:=['file:///C:/Users/User/Desktop/SUBPLAN/PORTARIAS%20SOF/1%20-%20MPF/anexo_III_2016_xls.xls'#$'Anexo_3_Tabela_1_Quantitati_(2'.E17]+['file:///C:/Users/User/Desktop/SUBPLAN/PORTARIAS%20SOF/2%20-%20MPM/anexo-iii-tabela-1-quantitativo_cargo_comissao_funcao-dap-2.ods'#$'Quantitativo_Relatorio_Carg_(2'.G16]+'file:///C:/Users/User/Desktop/SUBPLAN/PORTARIAS%20SOF/3%20-%20MPDFT/anexo_iii_-_tabela_1.xls'#Quantitativo_Relatorio_Cargo_Co.#REF!+['file:///C:/Users/User/Desktop/SUBPLAN/PORTARIAS%20SOF/4%20-%20MPT/Anexo_3_Tabela_1_Quantitativo_Cargo_Comissao_Funcao_12_2016_MP_V2T.xls'#$'Anexo_3_Tabela_1_Quantitati_(2'.E16]+['file:///C:/Users/User/Desktop/SUBPLAN/PORTARIAS%20SOF/5%20-%20ESMPU/Anexo%20III%20-%20tabela%201%20Quantitativo%20de%20Cargos%20em%20Comiss%E3o%20e%20Fun%E7%E3o%20de%20Confian%E7a%20ESMPU%20-%20dez2016.ods'#$'Quantitativo_Fisico_Pessoal_(2'.F15]" office:value-type="float" office:value="0">
            <text:p>#NOME?</text:p>
          </table:table-cell>
          <table:table-cell table:style-name="ce16" table:formula="of:=['file:///C:/Users/User/Desktop/SUBPLAN/PORTARIAS%20SOF/1%20-%20MPF/anexo_III_2016_xls.xls'#$'Anexo_3_Tabela_1_Quantitati_(2'.F17]+['file:///C:/Users/User/Desktop/SUBPLAN/PORTARIAS%20SOF/2%20-%20MPM/anexo-iii-tabela-1-quantitativo_cargo_comissao_funcao-dap-2.ods'#$'Quantitativo_Relatorio_Carg_(2'.H16]+['file:///C:/Users/User/Desktop/SUBPLAN/PORTARIAS%20SOF/3%20-%20MPDFT/anexo_iii_-_tabela_1.xls'#$Quantitativo_Relatorio_Cargo_Co.G16]+['file:///C:/Users/User/Desktop/SUBPLAN/PORTARIAS%20SOF/4%20-%20MPT/Anexo_3_Tabela_1_Quantitativo_Cargo_Comissao_Funcao_12_2016_MP_V2T.xls'#$'Anexo_3_Tabela_1_Quantitati_(2'.F16]+['file:///C:/Users/User/Desktop/SUBPLAN/PORTARIAS%20SOF/5%20-%20ESMPU/Anexo%20III%20-%20tabela%201%20Quantitativo%20de%20Cargos%20em%20Comiss%E3o%20e%20Fun%E7%E3o%20de%20Confian%E7a%20ESMPU%20-%20dez2016.ods'#$'Quantitativo_Fisico_Pessoal_(2'.G15]" office:value-type="float" office:value="371">
            <text:p>371</text:p>
          </table:table-cell>
          <table:table-cell table:style-name="ce19" table:formula="of:=[.F16]+[.G16]+[.H16]" office:value-type="float" office:value="0">
            <text:p>#NOME?</text:p>
          </table:table-cell>
          <table:table-cell table:style-name="ce16" table:formula="of:=['file:///C:/Users/User/Desktop/SUBPLAN/PORTARIAS%20SOF/1%20-%20MPF/anexo_III_2016_xls.xls'#$'Anexo_3_Tabela_1_Quantitati_(2'.H17]+['file:///C:/Users/User/Desktop/SUBPLAN/PORTARIAS%20SOF/2%20-%20MPM/anexo-iii-tabela-1-quantitativo_cargo_comissao_funcao-dap-2.ods'#$'Quantitativo_Relatorio_Carg_(2'.J16]+'file:///C:/Users/User/Desktop/SUBPLAN/PORTARIAS%20SOF/3%20-%20MPDFT/anexo_iii_-_tabela_1.xls'#Quantitativo_Relatorio_Cargo_Co.#REF!+['file:///C:/Users/User/Desktop/SUBPLAN/PORTARIAS%20SOF/4%20-%20MPT/Anexo_3_Tabela_1_Quantitativo_Cargo_Comissao_Funcao_12_2016_MP_V2T.xls'#$'Anexo_3_Tabela_1_Quantitati_(2'.H16]+['file:///C:/Users/User/Desktop/SUBPLAN/PORTARIAS%20SOF/5%20-%20ESMPU/Anexo%20III%20-%20tabela%201%20Quantitativo%20de%20Cargos%20em%20Comiss%E3o%20e%20Fun%E7%E3o%20de%20Confian%E7a%20ESMPU%20-%20dez2016.ods'#$'Quantitativo_Fisico_Pessoal_(2'.I15]" office:value-type="float" office:value="0">
            <text:p>#NOME?</text:p>
          </table:table-cell>
          <table:table-cell table:style-name="ce22" table:formula="of:=[.I16]+[.J16]" office:value-type="float" office:value="0">
            <text:p>#NOME?</text:p>
          </table:table-cell>
          <table:table-cell table:style-name="ce5" table:number-columns-repeated="4"/>
          <table:table-cell table:number-columns-repeated="1009"/>
        </table:table-row>
        <table:table-row table:style-name="ro10">
          <table:table-cell table:style-name="ce10" office:value-type="string" table:number-columns-spanned="5" table:number-rows-spanned="1">
            <text:p>FC-3</text:p>
          </table:table-cell>
          <table:covered-table-cell table:number-columns-repeated="4"/>
          <table:table-cell table:style-name="ce16" table:formula="of:=['file:///C:/Users/User/Desktop/SUBPLAN/PORTARIAS%20SOF/1%20-%20MPF/anexo_III_2016_xls.xls'#$'Anexo_3_Tabela_1_Quantitati_(2'.D18]+['file:///C:/Users/User/Desktop/SUBPLAN/PORTARIAS%20SOF/2%20-%20MPM/anexo-iii-tabela-1-quantitativo_cargo_comissao_funcao-dap-2.ods'#$'Quantitativo_Relatorio_Carg_(2'.F17]+['file:///C:/Users/User/Desktop/SUBPLAN/PORTARIAS%20SOF/3%20-%20MPDFT/anexo_iii_-_tabela_1.xls'#$Quantitativo_Relatorio_Cargo_Co.F17]+['file:///C:/Users/User/Desktop/SUBPLAN/PORTARIAS%20SOF/4%20-%20MPT/Anexo_3_Tabela_1_Quantitativo_Cargo_Comissao_Funcao_12_2016_MP_V2T.xls'#$'Anexo_3_Tabela_1_Quantitati_(2'.D17]+['file:///C:/Users/User/Desktop/SUBPLAN/PORTARIAS%20SOF/5%20-%20ESMPU/Anexo%20III%20-%20tabela%201%20Quantitativo%20de%20Cargos%20em%20Comiss%E3o%20e%20Fun%E7%E3o%20de%20Confian%E7a%20ESMPU%20-%20dez2016.ods'#$'Quantitativo_Fisico_Pessoal_(2'.E16]" office:value-type="float" office:value="649">
            <text:p>649</text:p>
          </table:table-cell>
          <table:table-cell table:style-name="ce16" table:formula="of:=['file:///C:/Users/User/Desktop/SUBPLAN/PORTARIAS%20SOF/1%20-%20MPF/anexo_III_2016_xls.xls'#$'Anexo_3_Tabela_1_Quantitati_(2'.E18]+['file:///C:/Users/User/Desktop/SUBPLAN/PORTARIAS%20SOF/2%20-%20MPM/anexo-iii-tabela-1-quantitativo_cargo_comissao_funcao-dap-2.ods'#$'Quantitativo_Relatorio_Carg_(2'.G17]+'file:///C:/Users/User/Desktop/SUBPLAN/PORTARIAS%20SOF/3%20-%20MPDFT/anexo_iii_-_tabela_1.xls'#Quantitativo_Relatorio_Cargo_Co.#REF!+['file:///C:/Users/User/Desktop/SUBPLAN/PORTARIAS%20SOF/4%20-%20MPT/Anexo_3_Tabela_1_Quantitativo_Cargo_Comissao_Funcao_12_2016_MP_V2T.xls'#$'Anexo_3_Tabela_1_Quantitati_(2'.E17]+['file:///C:/Users/User/Desktop/SUBPLAN/PORTARIAS%20SOF/5%20-%20ESMPU/Anexo%20III%20-%20tabela%201%20Quantitativo%20de%20Cargos%20em%20Comiss%E3o%20e%20Fun%E7%E3o%20de%20Confian%E7a%20ESMPU%20-%20dez2016.ods'#$'Quantitativo_Fisico_Pessoal_(2'.F16]" office:value-type="float" office:value="0">
            <text:p>#NOME?</text:p>
          </table:table-cell>
          <table:table-cell table:style-name="ce16" table:formula="of:=['file:///C:/Users/User/Desktop/SUBPLAN/PORTARIAS%20SOF/1%20-%20MPF/anexo_III_2016_xls.xls'#$'Anexo_3_Tabela_1_Quantitati_(2'.F18]+['file:///C:/Users/User/Desktop/SUBPLAN/PORTARIAS%20SOF/2%20-%20MPM/anexo-iii-tabela-1-quantitativo_cargo_comissao_funcao-dap-2.ods'#$'Quantitativo_Relatorio_Carg_(2'.H17]+['file:///C:/Users/User/Desktop/SUBPLAN/PORTARIAS%20SOF/3%20-%20MPDFT/anexo_iii_-_tabela_1.xls'#$Quantitativo_Relatorio_Cargo_Co.G17]+['file:///C:/Users/User/Desktop/SUBPLAN/PORTARIAS%20SOF/4%20-%20MPT/Anexo_3_Tabela_1_Quantitativo_Cargo_Comissao_Funcao_12_2016_MP_V2T.xls'#$'Anexo_3_Tabela_1_Quantitati_(2'.F17]+['file:///C:/Users/User/Desktop/SUBPLAN/PORTARIAS%20SOF/5%20-%20ESMPU/Anexo%20III%20-%20tabela%201%20Quantitativo%20de%20Cargos%20em%20Comiss%E3o%20e%20Fun%E7%E3o%20de%20Confian%E7a%20ESMPU%20-%20dez2016.ods'#$'Quantitativo_Fisico_Pessoal_(2'.G16]" office:value-type="float" office:value="299">
            <text:p>299</text:p>
          </table:table-cell>
          <table:table-cell table:style-name="ce19" table:formula="of:=[.F17]+[.G17]+[.H17]" office:value-type="float" office:value="0">
            <text:p>#NOME?</text:p>
          </table:table-cell>
          <table:table-cell table:style-name="ce16" table:formula="of:=['file:///C:/Users/User/Desktop/SUBPLAN/PORTARIAS%20SOF/1%20-%20MPF/anexo_III_2016_xls.xls'#$'Anexo_3_Tabela_1_Quantitati_(2'.H18]+['file:///C:/Users/User/Desktop/SUBPLAN/PORTARIAS%20SOF/2%20-%20MPM/anexo-iii-tabela-1-quantitativo_cargo_comissao_funcao-dap-2.ods'#$'Quantitativo_Relatorio_Carg_(2'.J17]+'file:///C:/Users/User/Desktop/SUBPLAN/PORTARIAS%20SOF/3%20-%20MPDFT/anexo_iii_-_tabela_1.xls'#Quantitativo_Relatorio_Cargo_Co.#REF!+['file:///C:/Users/User/Desktop/SUBPLAN/PORTARIAS%20SOF/4%20-%20MPT/Anexo_3_Tabela_1_Quantitativo_Cargo_Comissao_Funcao_12_2016_MP_V2T.xls'#$'Anexo_3_Tabela_1_Quantitati_(2'.H17]+['file:///C:/Users/User/Desktop/SUBPLAN/PORTARIAS%20SOF/5%20-%20ESMPU/Anexo%20III%20-%20tabela%201%20Quantitativo%20de%20Cargos%20em%20Comiss%E3o%20e%20Fun%E7%E3o%20de%20Confian%E7a%20ESMPU%20-%20dez2016.ods'#$'Quantitativo_Fisico_Pessoal_(2'.I16]" office:value-type="float" office:value="0">
            <text:p>#NOME?</text:p>
          </table:table-cell>
          <table:table-cell table:style-name="ce22" table:formula="of:=[.I17]+[.J17]" office:value-type="float" office:value="0">
            <text:p>#NOME?</text:p>
          </table:table-cell>
          <table:table-cell table:style-name="ce5" table:number-columns-repeated="4"/>
          <table:table-cell table:number-columns-repeated="1009"/>
        </table:table-row>
        <table:table-row table:style-name="ro9">
          <table:table-cell table:style-name="ce10" office:value-type="string" table:number-columns-spanned="5" table:number-rows-spanned="1">
            <text:p>FC-2</text:p>
          </table:table-cell>
          <table:covered-table-cell table:number-columns-repeated="4"/>
          <table:table-cell table:style-name="ce16" table:formula="of:=['file:///C:/Users/User/Desktop/SUBPLAN/PORTARIAS%20SOF/1%20-%20MPF/anexo_III_2016_xls.xls'#$'Anexo_3_Tabela_1_Quantitati_(2'.D19]+['file:///C:/Users/User/Desktop/SUBPLAN/PORTARIAS%20SOF/2%20-%20MPM/anexo-iii-tabela-1-quantitativo_cargo_comissao_funcao-dap-2.ods'#$'Quantitativo_Relatorio_Carg_(2'.F18]+['file:///C:/Users/User/Desktop/SUBPLAN/PORTARIAS%20SOF/3%20-%20MPDFT/anexo_iii_-_tabela_1.xls'#$Quantitativo_Relatorio_Cargo_Co.F18]+['file:///C:/Users/User/Desktop/SUBPLAN/PORTARIAS%20SOF/4%20-%20MPT/Anexo_3_Tabela_1_Quantitativo_Cargo_Comissao_Funcao_12_2016_MP_V2T.xls'#$'Anexo_3_Tabela_1_Quantitati_(2'.D18]+['file:///C:/Users/User/Desktop/SUBPLAN/PORTARIAS%20SOF/5%20-%20ESMPU/Anexo%20III%20-%20tabela%201%20Quantitativo%20de%20Cargos%20em%20Comiss%E3o%20e%20Fun%E7%E3o%20de%20Confian%E7a%20ESMPU%20-%20dez2016.ods'#$'Quantitativo_Fisico_Pessoal_(2'.E17]" office:value-type="float" office:value="2252">
            <text:p>2252</text:p>
          </table:table-cell>
          <table:table-cell table:style-name="ce16" table:formula="of:=['file:///C:/Users/User/Desktop/SUBPLAN/PORTARIAS%20SOF/1%20-%20MPF/anexo_III_2016_xls.xls'#$'Anexo_3_Tabela_1_Quantitati_(2'.E19]+['file:///C:/Users/User/Desktop/SUBPLAN/PORTARIAS%20SOF/2%20-%20MPM/anexo-iii-tabela-1-quantitativo_cargo_comissao_funcao-dap-2.ods'#$'Quantitativo_Relatorio_Carg_(2'.G18]+'file:///C:/Users/User/Desktop/SUBPLAN/PORTARIAS%20SOF/3%20-%20MPDFT/anexo_iii_-_tabela_1.xls'#Quantitativo_Relatorio_Cargo_Co.#REF!+['file:///C:/Users/User/Desktop/SUBPLAN/PORTARIAS%20SOF/4%20-%20MPT/Anexo_3_Tabela_1_Quantitativo_Cargo_Comissao_Funcao_12_2016_MP_V2T.xls'#$'Anexo_3_Tabela_1_Quantitati_(2'.E18]+['file:///C:/Users/User/Desktop/SUBPLAN/PORTARIAS%20SOF/5%20-%20ESMPU/Anexo%20III%20-%20tabela%201%20Quantitativo%20de%20Cargos%20em%20Comiss%E3o%20e%20Fun%E7%E3o%20de%20Confian%E7a%20ESMPU%20-%20dez2016.ods'#$'Quantitativo_Fisico_Pessoal_(2'.F17]" office:value-type="float" office:value="0">
            <text:p>#NOME?</text:p>
          </table:table-cell>
          <table:table-cell table:style-name="ce16" table:formula="of:=['file:///C:/Users/User/Desktop/SUBPLAN/PORTARIAS%20SOF/1%20-%20MPF/anexo_III_2016_xls.xls'#$'Anexo_3_Tabela_1_Quantitati_(2'.F19]+['file:///C:/Users/User/Desktop/SUBPLAN/PORTARIAS%20SOF/2%20-%20MPM/anexo-iii-tabela-1-quantitativo_cargo_comissao_funcao-dap-2.ods'#$'Quantitativo_Relatorio_Carg_(2'.H18]+['file:///C:/Users/User/Desktop/SUBPLAN/PORTARIAS%20SOF/3%20-%20MPDFT/anexo_iii_-_tabela_1.xls'#$Quantitativo_Relatorio_Cargo_Co.G18]+['file:///C:/Users/User/Desktop/SUBPLAN/PORTARIAS%20SOF/4%20-%20MPT/Anexo_3_Tabela_1_Quantitativo_Cargo_Comissao_Funcao_12_2016_MP_V2T.xls'#$'Anexo_3_Tabela_1_Quantitati_(2'.F18]+['file:///C:/Users/User/Desktop/SUBPLAN/PORTARIAS%20SOF/5%20-%20ESMPU/Anexo%20III%20-%20tabela%201%20Quantitativo%20de%20Cargos%20em%20Comiss%E3o%20e%20Fun%E7%E3o%20de%20Confian%E7a%20ESMPU%20-%20dez2016.ods'#$'Quantitativo_Fisico_Pessoal_(2'.G17]" office:value-type="float" office:value="460">
            <text:p>460</text:p>
          </table:table-cell>
          <table:table-cell table:style-name="ce19" table:formula="of:=[.F18]+[.G18]+[.H18]" office:value-type="float" office:value="0">
            <text:p>#NOME?</text:p>
          </table:table-cell>
          <table:table-cell table:style-name="ce16" table:formula="of:=['file:///C:/Users/User/Desktop/SUBPLAN/PORTARIAS%20SOF/1%20-%20MPF/anexo_III_2016_xls.xls'#$'Anexo_3_Tabela_1_Quantitati_(2'.H19]+['file:///C:/Users/User/Desktop/SUBPLAN/PORTARIAS%20SOF/2%20-%20MPM/anexo-iii-tabela-1-quantitativo_cargo_comissao_funcao-dap-2.ods'#$'Quantitativo_Relatorio_Carg_(2'.J18]+'file:///C:/Users/User/Desktop/SUBPLAN/PORTARIAS%20SOF/3%20-%20MPDFT/anexo_iii_-_tabela_1.xls'#Quantitativo_Relatorio_Cargo_Co.#REF!+['file:///C:/Users/User/Desktop/SUBPLAN/PORTARIAS%20SOF/4%20-%20MPT/Anexo_3_Tabela_1_Quantitativo_Cargo_Comissao_Funcao_12_2016_MP_V2T.xls'#$'Anexo_3_Tabela_1_Quantitati_(2'.H18]+['file:///C:/Users/User/Desktop/SUBPLAN/PORTARIAS%20SOF/5%20-%20ESMPU/Anexo%20III%20-%20tabela%201%20Quantitativo%20de%20Cargos%20em%20Comiss%E3o%20e%20Fun%E7%E3o%20de%20Confian%E7a%20ESMPU%20-%20dez2016.ods'#$'Quantitativo_Fisico_Pessoal_(2'.I17]" office:value-type="float" office:value="0">
            <text:p>#NOME?</text:p>
          </table:table-cell>
          <table:table-cell table:style-name="ce22" table:formula="of:=[.I18]+[.J18]" office:value-type="float" office:value="0">
            <text:p>#NOME?</text:p>
          </table:table-cell>
          <table:table-cell table:style-name="ce5" table:number-columns-repeated="4"/>
          <table:table-cell table:number-columns-repeated="1009"/>
        </table:table-row>
        <table:table-row table:style-name="ro9">
          <table:table-cell table:style-name="ce10" office:value-type="string" table:number-columns-spanned="5" table:number-rows-spanned="1">
            <text:p>FC-1</text:p>
          </table:table-cell>
          <table:covered-table-cell table:number-columns-repeated="4"/>
          <table:table-cell table:style-name="ce16" table:formula="of:=['file:///C:/Users/User/Desktop/SUBPLAN/PORTARIAS%20SOF/1%20-%20MPF/anexo_III_2016_xls.xls'#$'Anexo_3_Tabela_1_Quantitati_(2'.D20]+['file:///C:/Users/User/Desktop/SUBPLAN/PORTARIAS%20SOF/2%20-%20MPM/anexo-iii-tabela-1-quantitativo_cargo_comissao_funcao-dap-2.ods'#$'Quantitativo_Relatorio_Carg_(2'.F19]+['file:///C:/Users/User/Desktop/SUBPLAN/PORTARIAS%20SOF/3%20-%20MPDFT/anexo_iii_-_tabela_1.xls'#$Quantitativo_Relatorio_Cargo_Co.F19]+['file:///C:/Users/User/Desktop/SUBPLAN/PORTARIAS%20SOF/4%20-%20MPT/Anexo_3_Tabela_1_Quantitativo_Cargo_Comissao_Funcao_12_2016_MP_V2T.xls'#$'Anexo_3_Tabela_1_Quantitati_(2'.D19]+['file:///C:/Users/User/Desktop/SUBPLAN/PORTARIAS%20SOF/5%20-%20ESMPU/Anexo%20III%20-%20tabela%201%20Quantitativo%20de%20Cargos%20em%20Comiss%E3o%20e%20Fun%E7%E3o%20de%20Confian%E7a%20ESMPU%20-%20dez2016.ods'#$'Quantitativo_Fisico_Pessoal_(2'.E18]" office:value-type="float" office:value="925">
            <text:p>925</text:p>
          </table:table-cell>
          <table:table-cell table:style-name="ce16" table:formula="of:=['file:///C:/Users/User/Desktop/SUBPLAN/PORTARIAS%20SOF/1%20-%20MPF/anexo_III_2016_xls.xls'#$'Anexo_3_Tabela_1_Quantitati_(2'.E20]+['file:///C:/Users/User/Desktop/SUBPLAN/PORTARIAS%20SOF/2%20-%20MPM/anexo-iii-tabela-1-quantitativo_cargo_comissao_funcao-dap-2.ods'#$'Quantitativo_Relatorio_Carg_(2'.G19]+'file:///C:/Users/User/Desktop/SUBPLAN/PORTARIAS%20SOF/3%20-%20MPDFT/anexo_iii_-_tabela_1.xls'#Quantitativo_Relatorio_Cargo_Co.#REF!+['file:///C:/Users/User/Desktop/SUBPLAN/PORTARIAS%20SOF/4%20-%20MPT/Anexo_3_Tabela_1_Quantitativo_Cargo_Comissao_Funcao_12_2016_MP_V2T.xls'#$'Anexo_3_Tabela_1_Quantitati_(2'.E19]+['file:///C:/Users/User/Desktop/SUBPLAN/PORTARIAS%20SOF/5%20-%20ESMPU/Anexo%20III%20-%20tabela%201%20Quantitativo%20de%20Cargos%20em%20Comiss%E3o%20e%20Fun%E7%E3o%20de%20Confian%E7a%20ESMPU%20-%20dez2016.ods'#$'Quantitativo_Fisico_Pessoal_(2'.F18]" office:value-type="float" office:value="0">
            <text:p>#NOME?</text:p>
          </table:table-cell>
          <table:table-cell table:style-name="ce16" table:formula="of:=['file:///C:/Users/User/Desktop/SUBPLAN/PORTARIAS%20SOF/1%20-%20MPF/anexo_III_2016_xls.xls'#$'Anexo_3_Tabela_1_Quantitati_(2'.F20]+['file:///C:/Users/User/Desktop/SUBPLAN/PORTARIAS%20SOF/2%20-%20MPM/anexo-iii-tabela-1-quantitativo_cargo_comissao_funcao-dap-2.ods'#$'Quantitativo_Relatorio_Carg_(2'.H19]+['file:///C:/Users/User/Desktop/SUBPLAN/PORTARIAS%20SOF/3%20-%20MPDFT/anexo_iii_-_tabela_1.xls'#$Quantitativo_Relatorio_Cargo_Co.G19]+['file:///C:/Users/User/Desktop/SUBPLAN/PORTARIAS%20SOF/4%20-%20MPT/Anexo_3_Tabela_1_Quantitativo_Cargo_Comissao_Funcao_12_2016_MP_V2T.xls'#$'Anexo_3_Tabela_1_Quantitati_(2'.F19]+['file:///C:/Users/User/Desktop/SUBPLAN/PORTARIAS%20SOF/5%20-%20ESMPU/Anexo%20III%20-%20tabela%201%20Quantitativo%20de%20Cargos%20em%20Comiss%E3o%20e%20Fun%E7%E3o%20de%20Confian%E7a%20ESMPU%20-%20dez2016.ods'#$'Quantitativo_Fisico_Pessoal_(2'.G18]" office:value-type="float" office:value="75">
            <text:p>75</text:p>
          </table:table-cell>
          <table:table-cell table:style-name="ce19" table:formula="of:=[.F19]+[.G19]+[.H19]" office:value-type="float" office:value="0">
            <text:p>#NOME?</text:p>
          </table:table-cell>
          <table:table-cell table:style-name="ce16" table:formula="of:=['file:///C:/Users/User/Desktop/SUBPLAN/PORTARIAS%20SOF/1%20-%20MPF/anexo_III_2016_xls.xls'#$'Anexo_3_Tabela_1_Quantitati_(2'.H20]+['file:///C:/Users/User/Desktop/SUBPLAN/PORTARIAS%20SOF/2%20-%20MPM/anexo-iii-tabela-1-quantitativo_cargo_comissao_funcao-dap-2.ods'#$'Quantitativo_Relatorio_Carg_(2'.J19]+'file:///C:/Users/User/Desktop/SUBPLAN/PORTARIAS%20SOF/3%20-%20MPDFT/anexo_iii_-_tabela_1.xls'#Quantitativo_Relatorio_Cargo_Co.#REF!+['file:///C:/Users/User/Desktop/SUBPLAN/PORTARIAS%20SOF/4%20-%20MPT/Anexo_3_Tabela_1_Quantitativo_Cargo_Comissao_Funcao_12_2016_MP_V2T.xls'#$'Anexo_3_Tabela_1_Quantitati_(2'.H19]+['file:///C:/Users/User/Desktop/SUBPLAN/PORTARIAS%20SOF/5%20-%20ESMPU/Anexo%20III%20-%20tabela%201%20Quantitativo%20de%20Cargos%20em%20Comiss%E3o%20e%20Fun%E7%E3o%20de%20Confian%E7a%20ESMPU%20-%20dez2016.ods'#$'Quantitativo_Fisico_Pessoal_(2'.I18]" office:value-type="float" office:value="0">
            <text:p>#NOME?</text:p>
          </table:table-cell>
          <table:table-cell table:style-name="ce22" table:formula="of:=[.I19]+[.J19]" office:value-type="float" office:value="0">
            <text:p>#NOME?</text:p>
          </table:table-cell>
          <table:table-cell table:style-name="ce5" table:number-columns-repeated="4"/>
          <table:table-cell table:number-columns-repeated="1009"/>
        </table:table-row>
        <table:table-row table:style-name="ro9">
          <table:table-cell table:style-name="ce11" office:value-type="string" table:number-columns-spanned="5" table:number-rows-spanned="1">
            <text:p>Total</text:p>
          </table:table-cell>
          <table:covered-table-cell table:number-columns-repeated="4"/>
          <table:table-cell table:style-name="ce17" table:formula="of:=SUM([.F10:.F19])" office:value-type="float" office:value="5899">
            <text:p>5.899</text:p>
          </table:table-cell>
          <table:table-cell table:style-name="ce18" table:formula="of:=SUM([.G10:.G19])" office:value-type="float" office:value="0">
            <text:p>#NOME?</text:p>
          </table:table-cell>
          <table:table-cell table:style-name="ce17" table:formula="of:=SUM([.H10:.H19])" office:value-type="float" office:value="2479">
            <text:p>2.479</text:p>
          </table:table-cell>
          <table:table-cell table:style-name="ce18" table:formula="of:=SUM([.I10:.I19])" office:value-type="float" office:value="0">
            <text:p>#NOME?</text:p>
          </table:table-cell>
          <table:table-cell table:style-name="ce18" table:formula="of:=SUM([.J10:.J19])" office:value-type="float" office:value="0">
            <text:p>#NOME?</text:p>
          </table:table-cell>
          <table:table-cell table:style-name="ce17" table:formula="of:=SUM([.K10:.K19])" office:value-type="float" office:value="0">
            <text:p>#NOME?</text:p>
          </table:table-cell>
          <table:table-cell table:style-name="ce5" table:number-columns-repeated="4"/>
          <table:table-cell table:number-columns-repeated="1009"/>
        </table:table-row>
        <table:table-row table:style-name="ro9">
          <table:table-cell table:style-name="ce12"/>
          <table:table-cell table:style-name="ce5" table:number-columns-repeated="20"/>
          <table:table-cell table:number-columns-repeated="1003"/>
        </table:table-row>
        <table:table-row table:style-name="ro11">
          <table:table-cell table:style-name="ce13" table:number-columns-spanned="5" table:number-rows-spanned="1"/>
          <table:covered-table-cell table:number-columns-repeated="4"/>
          <table:table-cell table:style-name="ce5" table:number-columns-repeated="16"/>
          <table:table-cell table:number-columns-repeated="1003"/>
        </table:table-row>
        <table:table-row table:style-name="ro4">
          <table:table-cell table:style-name="ce5" table:number-columns-repeated="15"/>
          <table:table-cell table:number-columns-repeated="1009"/>
        </table:table-row>
        <table:table-row table:style-name="ro12" table:number-rows-repeated="104855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Quantitativo_Relatorio_Carg_(2" table:style-name="ta2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7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number-columns-repeated="1009" table:default-cell-style-name="ce9"/>
        <table:table-row table:style-name="ro1">
          <table:table-cell table:style-name="ce5" table:number-columns-repeated="15"/>
          <table:table-cell table:number-columns-repeated="1009"/>
        </table:table-row>
        <table:table-row table:style-name="ro2">
          <table:table-cell table:style-name="ce6" office:value-type="string" table:number-columns-spanned="12" table:number-rows-spanned="1">
            <text:p>ANEXO III - QUANTITATIVO DE CARGO EM COMISSÃO E FUNÇÃO DE CONFIANÇA</text:p>
          </table:table-cell>
          <table:covered-table-cell table:number-columns-repeated="11"/>
          <table:table-cell table:style-name="ce5" table:number-columns-repeated="3"/>
          <table:table-cell table:number-columns-repeated="1009"/>
        </table:table-row>
        <table:table-row table:style-name="ro3">
          <table:table-cell table:style-name="ce6" office:value-type="string" table:number-columns-spanned="12" table:number-rows-spanned="1">
            <text:p>TABELA 1 - PODERES EXECUTIVO, LEGISLATIVO E JUDICIÁRIO - DPU - MPU - EMPRESAS ESTATAIS DEPENDENTES DA UNIÃO</text:p>
          </table:table-cell>
          <table:covered-table-cell table:number-columns-repeated="11"/>
          <table:table-cell table:style-name="ce5" table:number-columns-repeated="3"/>
          <table:table-cell table:number-columns-repeated="1009"/>
        </table:table-row>
        <table:table-row table:style-name="ro4">
          <table:table-cell table:style-name="ce5" table:number-columns-repeated="15"/>
          <table:table-cell table:number-columns-repeated="1009"/>
        </table:table-row>
        <table:table-row table:style-name="ro5">
          <table:table-cell table:style-name="ce7" office:value-type="string" table:number-columns-spanned="8" table:number-rows-spanned="1">
            <text:p>PODER/ÓRGÃO/UNIDADE: MINISTÉRIO PÚBLICO DA UNIÃO - MPU</text:p>
          </table:table-cell>
          <table:covered-table-cell table:number-columns-repeated="7"/>
          <table:table-cell table:style-name="ce5"/>
          <table:table-cell table:style-name="ce20" office:value-type="string">
            <text:p>Posição:</text:p>
          </table:table-cell>
          <table:table-cell table:style-name="ce21" office:value-type="date" office:date-value="2022-04-01">
            <text:p>abr/22</text:p>
          </table:table-cell>
          <table:table-cell table:style-name="ce5" table:number-columns-repeated="2"/>
          <table:table-cell table:number-columns-repeated="1011"/>
        </table:table-row>
        <table:table-row table:style-name="ro6">
          <table:table-cell table:style-name="ce8" office:value-type="string" table:number-columns-spanned="5" table:number-rows-spanned="4">
            <text:p>DENOMINAÇÃO</text:p>
          </table:table-cell>
          <table:covered-table-cell table:number-columns-repeated="4"/>
          <table:table-cell table:style-name="ce14" office:value-type="string" table:number-columns-spanned="6" table:number-rows-spanned="1">
            <text:p>QUANTIDADE</text:p>
          </table:table-cell>
          <table:covered-table-cell table:number-columns-repeated="5"/>
          <table:table-cell table:style-name="ce5" table:number-columns-repeated="4"/>
          <table:table-cell table:number-columns-repeated="1009"/>
        </table:table-row>
        <table:table-row table:style-name="ro5">
          <table:covered-table-cell table:number-columns-repeated="5"/>
          <table:table-cell table:style-name="ce15" office:value-type="string" table:number-columns-spanned="4" table:number-rows-spanned="1">
            <text:p>OCUPADO</text:p>
          </table:table-cell>
          <table:covered-table-cell table:number-columns-repeated="3"/>
          <table:table-cell table:style-name="ce15" office:value-type="string" table:number-columns-spanned="1" table:number-rows-spanned="3">
            <text:p>VAGO</text:p>
          </table:table-cell>
          <table:table-cell table:style-name="ce14" office:value-type="string" table:number-columns-spanned="1" table:number-rows-spanned="3">
            <text:p>TOTAL</text:p>
          </table:table-cell>
          <table:table-cell table:style-name="ce5" table:number-columns-repeated="4"/>
          <table:table-cell table:number-columns-repeated="1009"/>
        </table:table-row>
        <table:table-row table:style-name="ro7">
          <table:covered-table-cell table:number-columns-repeated="5"/>
          <table:table-cell table:style-name="ce15" office:value-type="string" table:number-columns-spanned="2" table:number-rows-spanned="1">
            <text:p>COM VÍNCULO</text:p>
          </table:table-cell>
          <table:covered-table-cell/>
          <table:table-cell table:style-name="ce15" office:value-type="string" table:number-columns-spanned="1" table:number-rows-spanned="2">
            <text:p>SEM </text:p>
            <text:p>VÍNCULO</text:p>
          </table:table-cell>
          <table:table-cell table:style-name="ce15" office:value-type="string" table:number-columns-spanned="1" table:number-rows-spanned="2">
            <text:p>SUBTOTAL</text:p>
          </table:table-cell>
          <table:covered-table-cell table:number-columns-repeated="2"/>
          <table:table-cell table:style-name="ce5" table:number-columns-repeated="4"/>
          <table:table-cell table:number-columns-repeated="1009"/>
        </table:table-row>
        <table:table-row table:style-name="ro8">
          <table:covered-table-cell table:number-columns-repeated="5"/>
          <table:table-cell table:style-name="ce14" office:value-type="string">
            <text:p>COM OPÇÃO</text:p>
          </table:table-cell>
          <table:table-cell table:style-name="ce15" office:value-type="string">
            <text:p>SEM OPÇÃO</text:p>
          </table:table-cell>
          <table:covered-table-cell table:number-columns-repeated="4"/>
          <table:table-cell table:style-name="ce5" table:number-columns-repeated="8"/>
          <table:table-cell table:number-columns-repeated="1005"/>
        </table:table-row>
        <table:table-row table:style-name="ro9">
          <table:table-cell table:style-name="ce10" office:value-type="string" table:number-columns-spanned="5" table:number-rows-spanned="1">
            <text:p>CC-7</text:p>
          </table:table-cell>
          <table:covered-table-cell table:number-columns-repeated="4"/>
          <table:table-cell table:style-name="ce16" table:formula="of:=['file:///C:/Users/heraclitoalves/Downloads/Abril/Abril/1%20-%20MPF/anexo_III_2022_ods.ods'#$Anexo_3_Tabela_1_Quantitativo_R.B11]+['file:///C:/Users/heraclitoalves/Downloads/Abril/Abril/2%20-%20MPM/Anexo-III-tabela-1-Quantitativo_Cargo_Comissao_Funcao-DAP.ods'#$Quantitativo_Relatorio_Carg.B9]+['file:///C:/Users/heraclitoalves/Downloads/Abril/Abril/3%20-%20MPDFT/anexo_iii_-_tabela_1.ods'#$Quantitativo_Relatorio_Cargo_Co.B10]+['file:///C:/Users/heraclitoalves/Downloads/Abril/Abril/4%20-%20MPT/Anexo_3_Tabela_1_Quantitativo_Cargo_Comissao_Funcao_2022_04_MPT.ods'#$Anexo_3_Tabela_1_Quantitativo_R.B10]+['file:///C:/Users/heraclitoalves/Downloads/Abril/Abril/5%20-%20ESMPU/AnexoIIIESMPUAbril2022.ods'#$Quantitativo_Fisico_Pessoal_Mem.B9]" office:value-type="float" office:value="51">
            <text:p>51</text:p>
          </table:table-cell>
          <table:table-cell table:style-name="ce16" table:formula="of:=['file:///C:/Users/heraclitoalves/Downloads/Abril/Abril/1%20-%20MPF/anexo_III_2022_ods.ods'#$Anexo_3_Tabela_1_Quantitativo_R.C11]+['file:///C:/Users/heraclitoalves/Downloads/Abril/Abril/2%20-%20MPM/Anexo-III-tabela-1-Quantitativo_Cargo_Comissao_Funcao-DAP.ods'#$Quantitativo_Relatorio_Carg.C9]+['file:///C:/Users/heraclitoalves/Downloads/Abril/Abril/3%20-%20MPDFT/anexo_iii_-_tabela_1.ods'#$Quantitativo_Relatorio_Cargo_Co.C10]+['file:///C:/Users/heraclitoalves/Downloads/Abril/Abril/4%20-%20MPT/Anexo_3_Tabela_1_Quantitativo_Cargo_Comissao_Funcao_2022_04_MPT.ods'#$Anexo_3_Tabela_1_Quantitativo_R.C10]+['file:///C:/Users/heraclitoalves/Downloads/Abril/Abril/5%20-%20ESMPU/AnexoIIIESMPUAbril2022.ods'#$Quantitativo_Fisico_Pessoal_Mem.C9]" office:value-type="float" office:value="0">
            <text:p>0</text:p>
          </table:table-cell>
          <table:table-cell table:style-name="ce16" table:formula="of:=['file:///C:/Users/heraclitoalves/Downloads/Abril/Abril/1%20-%20MPF/anexo_III_2022_ods.ods'#$Anexo_3_Tabela_1_Quantitativo_R.D11]+['file:///C:/Users/heraclitoalves/Downloads/Abril/Abril/2%20-%20MPM/Anexo-III-tabela-1-Quantitativo_Cargo_Comissao_Funcao-DAP.ods'#$Quantitativo_Relatorio_Carg.D9]+['file:///C:/Users/heraclitoalves/Downloads/Abril/Abril/3%20-%20MPDFT/anexo_iii_-_tabela_1.ods'#$Quantitativo_Relatorio_Cargo_Co.D10]+['file:///C:/Users/heraclitoalves/Downloads/Abril/Abril/4%20-%20MPT/Anexo_3_Tabela_1_Quantitativo_Cargo_Comissao_Funcao_2022_04_MPT.ods'#$Anexo_3_Tabela_1_Quantitativo_R.D10]+['file:///C:/Users/heraclitoalves/Downloads/Abril/Abril/5%20-%20ESMPU/AnexoIIIESMPUAbril2022.ods'#$Quantitativo_Fisico_Pessoal_Mem.D9]" office:value-type="float" office:value="15">
            <text:p>15</text:p>
          </table:table-cell>
          <table:table-cell table:style-name="ce19" table:formula="of:=[.F10]+[.G10]+[.H10]" office:value-type="float" office:value="66">
            <text:p>66</text:p>
          </table:table-cell>
          <table:table-cell table:style-name="ce16" table:formula="of:=['file:///C:/Users/heraclitoalves/Downloads/Abril/Abril/1%20-%20MPF/anexo_III_2022_ods.ods'#$Anexo_3_Tabela_1_Quantitativo_R.F11]+['file:///C:/Users/heraclitoalves/Downloads/Abril/Abril/2%20-%20MPM/Anexo-III-tabela-1-Quantitativo_Cargo_Comissao_Funcao-DAP.ods'#$Quantitativo_Relatorio_Carg.F9]+['file:///C:/Users/heraclitoalves/Downloads/Abril/Abril/3%20-%20MPDFT/anexo_iii_-_tabela_1.ods'#$Quantitativo_Relatorio_Cargo_Co.F10]+['file:///C:/Users/heraclitoalves/Downloads/Abril/Abril/5%20-%20ESMPU/AnexoIIIESMPUAbril2022.ods'#$Quantitativo_Fisico_Pessoal_Mem.F9]+['file:///C:/Users/heraclitoalves/Downloads/Abril/Abril/4%20-%20MPT/Anexo_3_Tabela_1_Quantitativo_Cargo_Comissao_Funcao_2022_04_MPT.ods'#$Anexo_3_Tabela_1_Quantitativo_R.F10]" office:value-type="float" office:value="3">
            <text:p>3</text:p>
          </table:table-cell>
          <table:table-cell table:style-name="ce22" table:formula="of:=[.I10]+[.J10]" office:value-type="float" office:value="69">
            <text:p>69</text:p>
          </table:table-cell>
          <table:table-cell table:style-name="ce25"/>
          <table:table-cell table:style-name="ce5" table:number-columns-repeated="7"/>
          <table:table-cell table:number-columns-repeated="1005"/>
        </table:table-row>
        <table:table-row table:style-name="ro9">
          <table:table-cell table:style-name="ce10" office:value-type="string" table:number-columns-spanned="5" table:number-rows-spanned="1">
            <text:p>CC-6</text:p>
          </table:table-cell>
          <table:covered-table-cell table:number-columns-repeated="4"/>
          <table:table-cell table:style-name="ce16" table:formula="of:=['file:///C:/Users/heraclitoalves/Downloads/Abril/Abril/1%20-%20MPF/anexo_III_2022_ods.ods'#$Anexo_3_Tabela_1_Quantitativo_R.B12]+['file:///C:/Users/heraclitoalves/Downloads/Abril/Abril/2%20-%20MPM/Anexo-III-tabela-1-Quantitativo_Cargo_Comissao_Funcao-DAP.ods'#$Quantitativo_Relatorio_Carg.B10]+['file:///C:/Users/heraclitoalves/Downloads/Abril/Abril/3%20-%20MPDFT/anexo_iii_-_tabela_1.ods'#$Quantitativo_Relatorio_Cargo_Co.B11]+['file:///C:/Users/heraclitoalves/Downloads/Abril/Abril/4%20-%20MPT/Anexo_3_Tabela_1_Quantitativo_Cargo_Comissao_Funcao_2022_04_MPT.ods'#$Anexo_3_Tabela_1_Quantitativo_R.B11]+['file:///C:/Users/heraclitoalves/Downloads/Abril/Abril/5%20-%20ESMPU/AnexoIIIESMPUAbril2022.ods'#$Quantitativo_Fisico_Pessoal_Mem.B10]" office:value-type="float" office:value="167">
            <text:p>167</text:p>
          </table:table-cell>
          <table:table-cell table:style-name="ce16" table:formula="of:=['file:///C:/Users/heraclitoalves/Downloads/Abril/Abril/1%20-%20MPF/anexo_III_2022_ods.ods'#$Anexo_3_Tabela_1_Quantitativo_R.C12]+['file:///C:/Users/heraclitoalves/Downloads/Abril/Abril/2%20-%20MPM/Anexo-III-tabela-1-Quantitativo_Cargo_Comissao_Funcao-DAP.ods'#$Quantitativo_Relatorio_Carg.C10]+['file:///C:/Users/heraclitoalves/Downloads/Abril/Abril/3%20-%20MPDFT/anexo_iii_-_tabela_1.ods'#$Quantitativo_Relatorio_Cargo_Co.C11]+['file:///C:/Users/heraclitoalves/Downloads/Abril/Abril/4%20-%20MPT/Anexo_3_Tabela_1_Quantitativo_Cargo_Comissao_Funcao_2022_04_MPT.ods'#$Anexo_3_Tabela_1_Quantitativo_R.C11]+['file:///C:/Users/heraclitoalves/Downloads/Abril/Abril/5%20-%20ESMPU/AnexoIIIESMPUAbril2022.ods'#$Quantitativo_Fisico_Pessoal_Mem.C10]" office:value-type="float" office:value="0">
            <text:p>0</text:p>
          </table:table-cell>
          <table:table-cell table:style-name="ce16" table:formula="of:=['file:///C:/Users/heraclitoalves/Downloads/Abril/Abril/1%20-%20MPF/anexo_III_2022_ods.ods'#$Anexo_3_Tabela_1_Quantitativo_R.D12]+['file:///C:/Users/heraclitoalves/Downloads/Abril/Abril/2%20-%20MPM/Anexo-III-tabela-1-Quantitativo_Cargo_Comissao_Funcao-DAP.ods'#$Quantitativo_Relatorio_Carg.D10]+['file:///C:/Users/heraclitoalves/Downloads/Abril/Abril/3%20-%20MPDFT/anexo_iii_-_tabela_1.ods'#$Quantitativo_Relatorio_Cargo_Co.D11]+['file:///C:/Users/heraclitoalves/Downloads/Abril/Abril/4%20-%20MPT/Anexo_3_Tabela_1_Quantitativo_Cargo_Comissao_Funcao_2022_04_MPT.ods'#$Anexo_3_Tabela_1_Quantitativo_R.D11]+['file:///C:/Users/heraclitoalves/Downloads/Abril/Abril/5%20-%20ESMPU/AnexoIIIESMPUAbril2022.ods'#$Quantitativo_Fisico_Pessoal_Mem.D10]" office:value-type="float" office:value="52">
            <text:p>52</text:p>
          </table:table-cell>
          <table:table-cell table:style-name="ce19" table:formula="of:=[.F11]+[.G11]+[.H11]" office:value-type="float" office:value="219">
            <text:p>219</text:p>
          </table:table-cell>
          <table:table-cell table:style-name="ce16" table:formula="of:=['file:///C:/Users/heraclitoalves/Downloads/Abril/Abril/1%20-%20MPF/anexo_III_2022_ods.ods'#$Anexo_3_Tabela_1_Quantitativo_R.F12]+['file:///C:/Users/heraclitoalves/Downloads/Abril/Abril/2%20-%20MPM/Anexo-III-tabela-1-Quantitativo_Cargo_Comissao_Funcao-DAP.ods'#$Quantitativo_Relatorio_Carg.F10]+['file:///C:/Users/heraclitoalves/Downloads/Abril/Abril/3%20-%20MPDFT/anexo_iii_-_tabela_1.ods'#$Quantitativo_Relatorio_Cargo_Co.F11]+['file:///C:/Users/heraclitoalves/Downloads/Abril/Abril/5%20-%20ESMPU/AnexoIIIESMPUAbril2022.ods'#$Quantitativo_Fisico_Pessoal_Mem.F10]+['file:///C:/Users/heraclitoalves/Downloads/Abril/Abril/4%20-%20MPT/Anexo_3_Tabela_1_Quantitativo_Cargo_Comissao_Funcao_2022_04_MPT.ods'#$Anexo_3_Tabela_1_Quantitativo_R.F11]" office:value-type="float" office:value="4">
            <text:p>4</text:p>
          </table:table-cell>
          <table:table-cell table:style-name="ce22" table:formula="of:=[.I11]+[.J11]" office:value-type="float" office:value="223">
            <text:p>223</text:p>
          </table:table-cell>
          <table:table-cell table:style-name="ce25"/>
          <table:table-cell table:style-name="ce5" table:number-columns-repeated="3"/>
          <table:table-cell table:number-columns-repeated="1009"/>
        </table:table-row>
        <table:table-row table:style-name="ro10">
          <table:table-cell table:style-name="ce10" office:value-type="string" table:number-columns-spanned="5" table:number-rows-spanned="1">
            <text:p>CC-5</text:p>
          </table:table-cell>
          <table:covered-table-cell table:number-columns-repeated="4"/>
          <table:table-cell table:style-name="ce16" table:formula="of:=['file:///C:/Users/heraclitoalves/Downloads/Abril/Abril/1%20-%20MPF/anexo_III_2022_ods.ods'#$Anexo_3_Tabela_1_Quantitativo_R.B13]+['file:///C:/Users/heraclitoalves/Downloads/Abril/Abril/2%20-%20MPM/Anexo-III-tabela-1-Quantitativo_Cargo_Comissao_Funcao-DAP.ods'#$Quantitativo_Relatorio_Carg.B11]+['file:///C:/Users/heraclitoalves/Downloads/Abril/Abril/3%20-%20MPDFT/anexo_iii_-_tabela_1.ods'#$Quantitativo_Relatorio_Cargo_Co.B12]+['file:///C:/Users/heraclitoalves/Downloads/Abril/Abril/4%20-%20MPT/Anexo_3_Tabela_1_Quantitativo_Cargo_Comissao_Funcao_2022_04_MPT.ods'#$Anexo_3_Tabela_1_Quantitativo_R.B12]+['file:///C:/Users/heraclitoalves/Downloads/Abril/Abril/5%20-%20ESMPU/AnexoIIIESMPUAbril2022.ods'#$Quantitativo_Fisico_Pessoal_Mem.B11]" office:value-type="float" office:value="339">
            <text:p>339</text:p>
          </table:table-cell>
          <table:table-cell table:style-name="ce16" table:formula="of:=['file:///C:/Users/heraclitoalves/Downloads/Abril/Abril/1%20-%20MPF/anexo_III_2022_ods.ods'#$Anexo_3_Tabela_1_Quantitativo_R.C13]+['file:///C:/Users/heraclitoalves/Downloads/Abril/Abril/2%20-%20MPM/Anexo-III-tabela-1-Quantitativo_Cargo_Comissao_Funcao-DAP.ods'#$Quantitativo_Relatorio_Carg.C11]+['file:///C:/Users/heraclitoalves/Downloads/Abril/Abril/3%20-%20MPDFT/anexo_iii_-_tabela_1.ods'#$Quantitativo_Relatorio_Cargo_Co.C12]+['file:///C:/Users/heraclitoalves/Downloads/Abril/Abril/4%20-%20MPT/Anexo_3_Tabela_1_Quantitativo_Cargo_Comissao_Funcao_2022_04_MPT.ods'#$Anexo_3_Tabela_1_Quantitativo_R.C12]+['file:///C:/Users/heraclitoalves/Downloads/Abril/Abril/5%20-%20ESMPU/AnexoIIIESMPUAbril2022.ods'#$Quantitativo_Fisico_Pessoal_Mem.C11]" office:value-type="float" office:value="0">
            <text:p>0</text:p>
          </table:table-cell>
          <table:table-cell table:style-name="ce16" table:formula="of:=['file:///C:/Users/heraclitoalves/Downloads/Abril/Abril/1%20-%20MPF/anexo_III_2022_ods.ods'#$Anexo_3_Tabela_1_Quantitativo_R.D13]+['file:///C:/Users/heraclitoalves/Downloads/Abril/Abril/2%20-%20MPM/Anexo-III-tabela-1-Quantitativo_Cargo_Comissao_Funcao-DAP.ods'#$Quantitativo_Relatorio_Carg.D11]+['file:///C:/Users/heraclitoalves/Downloads/Abril/Abril/3%20-%20MPDFT/anexo_iii_-_tabela_1.ods'#$Quantitativo_Relatorio_Cargo_Co.D12]+['file:///C:/Users/heraclitoalves/Downloads/Abril/Abril/4%20-%20MPT/Anexo_3_Tabela_1_Quantitativo_Cargo_Comissao_Funcao_2022_04_MPT.ods'#$Anexo_3_Tabela_1_Quantitativo_R.D12]+['file:///C:/Users/heraclitoalves/Downloads/Abril/Abril/5%20-%20ESMPU/AnexoIIIESMPUAbril2022.ods'#$Quantitativo_Fisico_Pessoal_Mem.D11]" office:value-type="float" office:value="166">
            <text:p>166</text:p>
          </table:table-cell>
          <table:table-cell table:style-name="ce19" table:formula="of:=[.F12]+[.G12]+[.H12]" office:value-type="float" office:value="505">
            <text:p>505</text:p>
          </table:table-cell>
          <table:table-cell table:style-name="ce16" table:formula="of:=['file:///C:/Users/heraclitoalves/Downloads/Abril/Abril/1%20-%20MPF/anexo_III_2022_ods.ods'#$Anexo_3_Tabela_1_Quantitativo_R.F13]+['file:///C:/Users/heraclitoalves/Downloads/Abril/Abril/2%20-%20MPM/Anexo-III-tabela-1-Quantitativo_Cargo_Comissao_Funcao-DAP.ods'#$Quantitativo_Relatorio_Carg.F11]+['file:///C:/Users/heraclitoalves/Downloads/Abril/Abril/3%20-%20MPDFT/anexo_iii_-_tabela_1.ods'#$Quantitativo_Relatorio_Cargo_Co.F12]+['file:///C:/Users/heraclitoalves/Downloads/Abril/Abril/5%20-%20ESMPU/AnexoIIIESMPUAbril2022.ods'#$Quantitativo_Fisico_Pessoal_Mem.F11]+['file:///C:/Users/heraclitoalves/Downloads/Abril/Abril/4%20-%20MPT/Anexo_3_Tabela_1_Quantitativo_Cargo_Comissao_Funcao_2022_04_MPT.ods'#$Anexo_3_Tabela_1_Quantitativo_R.F12]" office:value-type="float" office:value="11">
            <text:p>11</text:p>
          </table:table-cell>
          <table:table-cell table:style-name="ce22" table:formula="of:=[.I12]+[.J12]" office:value-type="float" office:value="516">
            <text:p>516</text:p>
          </table:table-cell>
          <table:table-cell table:style-name="ce25"/>
          <table:table-cell table:style-name="ce5"/>
          <table:table-cell table:number-columns-repeated="1011"/>
        </table:table-row>
        <table:table-row table:style-name="ro9">
          <table:table-cell table:style-name="ce10" office:value-type="string" table:number-columns-spanned="5" table:number-rows-spanned="1">
            <text:p>CC-4</text:p>
          </table:table-cell>
          <table:covered-table-cell table:number-columns-repeated="4"/>
          <table:table-cell table:style-name="ce16" table:formula="of:=['file:///C:/Users/heraclitoalves/Downloads/Abril/Abril/1%20-%20MPF/anexo_III_2022_ods.ods'#$Anexo_3_Tabela_1_Quantitativo_R.B14]+['file:///C:/Users/heraclitoalves/Downloads/Abril/Abril/2%20-%20MPM/Anexo-III-tabela-1-Quantitativo_Cargo_Comissao_Funcao-DAP.ods'#$Quantitativo_Relatorio_Carg.B12]+['file:///C:/Users/heraclitoalves/Downloads/Abril/Abril/3%20-%20MPDFT/anexo_iii_-_tabela_1.ods'#$Quantitativo_Relatorio_Cargo_Co.B13]+['file:///C:/Users/heraclitoalves/Downloads/Abril/Abril/4%20-%20MPT/Anexo_3_Tabela_1_Quantitativo_Cargo_Comissao_Funcao_2022_04_MPT.ods'#$Anexo_3_Tabela_1_Quantitativo_R.B13]+['file:///C:/Users/heraclitoalves/Downloads/Abril/Abril/5%20-%20ESMPU/AnexoIIIESMPUAbril2022.ods'#$Quantitativo_Fisico_Pessoal_Mem.B12]" office:value-type="float" office:value="413">
            <text:p>413</text:p>
          </table:table-cell>
          <table:table-cell table:style-name="ce16" table:formula="of:=['file:///C:/Users/heraclitoalves/Downloads/Abril/Abril/1%20-%20MPF/anexo_III_2022_ods.ods'#$Anexo_3_Tabela_1_Quantitativo_R.C14]+['file:///C:/Users/heraclitoalves/Downloads/Abril/Abril/2%20-%20MPM/Anexo-III-tabela-1-Quantitativo_Cargo_Comissao_Funcao-DAP.ods'#$Quantitativo_Relatorio_Carg.C12]+['file:///C:/Users/heraclitoalves/Downloads/Abril/Abril/3%20-%20MPDFT/anexo_iii_-_tabela_1.ods'#$Quantitativo_Relatorio_Cargo_Co.C13]+['file:///C:/Users/heraclitoalves/Downloads/Abril/Abril/4%20-%20MPT/Anexo_3_Tabela_1_Quantitativo_Cargo_Comissao_Funcao_2022_04_MPT.ods'#$Anexo_3_Tabela_1_Quantitativo_R.C13]+['file:///C:/Users/heraclitoalves/Downloads/Abril/Abril/5%20-%20ESMPU/AnexoIIIESMPUAbril2022.ods'#$Quantitativo_Fisico_Pessoal_Mem.C12]" office:value-type="float" office:value="0">
            <text:p>0</text:p>
          </table:table-cell>
          <table:table-cell table:style-name="ce16" table:formula="of:=['file:///C:/Users/heraclitoalves/Downloads/Abril/Abril/1%20-%20MPF/anexo_III_2022_ods.ods'#$Anexo_3_Tabela_1_Quantitativo_R.D14]+['file:///C:/Users/heraclitoalves/Downloads/Abril/Abril/2%20-%20MPM/Anexo-III-tabela-1-Quantitativo_Cargo_Comissao_Funcao-DAP.ods'#$Quantitativo_Relatorio_Carg.D12]+['file:///C:/Users/heraclitoalves/Downloads/Abril/Abril/3%20-%20MPDFT/anexo_iii_-_tabela_1.ods'#$Quantitativo_Relatorio_Cargo_Co.D13]+['file:///C:/Users/heraclitoalves/Downloads/Abril/Abril/4%20-%20MPT/Anexo_3_Tabela_1_Quantitativo_Cargo_Comissao_Funcao_2022_04_MPT.ods'#$Anexo_3_Tabela_1_Quantitativo_R.D13]+['file:///C:/Users/heraclitoalves/Downloads/Abril/Abril/5%20-%20ESMPU/AnexoIIIESMPUAbril2022.ods'#$Quantitativo_Fisico_Pessoal_Mem.D12]" office:value-type="float" office:value="123">
            <text:p>123</text:p>
          </table:table-cell>
          <table:table-cell table:style-name="ce19" table:formula="of:=[.F13]+[.G13]+[.H13]" office:value-type="float" office:value="536">
            <text:p>536</text:p>
          </table:table-cell>
          <table:table-cell table:style-name="ce16" table:formula="of:=['file:///C:/Users/heraclitoalves/Downloads/Abril/Abril/1%20-%20MPF/anexo_III_2022_ods.ods'#$Anexo_3_Tabela_1_Quantitativo_R.F14]+['file:///C:/Users/heraclitoalves/Downloads/Abril/Abril/2%20-%20MPM/Anexo-III-tabela-1-Quantitativo_Cargo_Comissao_Funcao-DAP.ods'#$Quantitativo_Relatorio_Carg.F12]+['file:///C:/Users/heraclitoalves/Downloads/Abril/Abril/3%20-%20MPDFT/anexo_iii_-_tabela_1.ods'#$Quantitativo_Relatorio_Cargo_Co.F13]+['file:///C:/Users/heraclitoalves/Downloads/Abril/Abril/5%20-%20ESMPU/AnexoIIIESMPUAbril2022.ods'#$Quantitativo_Fisico_Pessoal_Mem.F12]+['file:///C:/Users/heraclitoalves/Downloads/Abril/Abril/4%20-%20MPT/Anexo_3_Tabela_1_Quantitativo_Cargo_Comissao_Funcao_2022_04_MPT.ods'#$Anexo_3_Tabela_1_Quantitativo_R.F13]" office:value-type="float" office:value="14">
            <text:p>14</text:p>
          </table:table-cell>
          <table:table-cell table:style-name="ce22" table:formula="of:=[.I13]+[.J13]" office:value-type="float" office:value="550">
            <text:p>550</text:p>
          </table:table-cell>
          <table:table-cell table:style-name="ce25"/>
          <table:table-cell table:style-name="ce5"/>
          <table:table-cell table:number-columns-repeated="1011"/>
        </table:table-row>
        <table:table-row table:style-name="ro9">
          <table:table-cell table:style-name="ce10" office:value-type="string" table:number-columns-spanned="5" table:number-rows-spanned="1">
            <text:p>CC-3</text:p>
          </table:table-cell>
          <table:covered-table-cell table:number-columns-repeated="4"/>
          <table:table-cell table:style-name="ce16" table:formula="of:=['file:///C:/Users/heraclitoalves/Downloads/Abril/Abril/1%20-%20MPF/anexo_III_2022_ods.ods'#$Anexo_3_Tabela_1_Quantitativo_R.B15]+['file:///C:/Users/heraclitoalves/Downloads/Abril/Abril/2%20-%20MPM/Anexo-III-tabela-1-Quantitativo_Cargo_Comissao_Funcao-DAP.ods'#$Quantitativo_Relatorio_Carg.B13]+['file:///C:/Users/heraclitoalves/Downloads/Abril/Abril/3%20-%20MPDFT/anexo_iii_-_tabela_1.ods'#$Quantitativo_Relatorio_Cargo_Co.B14]+['file:///C:/Users/heraclitoalves/Downloads/Abril/Abril/4%20-%20MPT/Anexo_3_Tabela_1_Quantitativo_Cargo_Comissao_Funcao_2022_04_MPT.ods'#$Anexo_3_Tabela_1_Quantitativo_R.B14]+['file:///C:/Users/heraclitoalves/Downloads/Abril/Abril/5%20-%20ESMPU/AnexoIIIESMPUAbril2022.ods'#$Quantitativo_Fisico_Pessoal_Mem.B13]" office:value-type="float" office:value="1037">
            <text:p>1037</text:p>
          </table:table-cell>
          <table:table-cell table:style-name="ce16" table:formula="of:=['file:///C:/Users/heraclitoalves/Downloads/Abril/Abril/1%20-%20MPF/anexo_III_2022_ods.ods'#$Anexo_3_Tabela_1_Quantitativo_R.C15]+['file:///C:/Users/heraclitoalves/Downloads/Abril/Abril/2%20-%20MPM/Anexo-III-tabela-1-Quantitativo_Cargo_Comissao_Funcao-DAP.ods'#$Quantitativo_Relatorio_Carg.C13]+['file:///C:/Users/heraclitoalves/Downloads/Abril/Abril/3%20-%20MPDFT/anexo_iii_-_tabela_1.ods'#$Quantitativo_Relatorio_Cargo_Co.C14]+['file:///C:/Users/heraclitoalves/Downloads/Abril/Abril/4%20-%20MPT/Anexo_3_Tabela_1_Quantitativo_Cargo_Comissao_Funcao_2022_04_MPT.ods'#$Anexo_3_Tabela_1_Quantitativo_R.C14]+['file:///C:/Users/heraclitoalves/Downloads/Abril/Abril/5%20-%20ESMPU/AnexoIIIESMPUAbril2022.ods'#$Quantitativo_Fisico_Pessoal_Mem.C13]" office:value-type="float" office:value="2">
            <text:p>2</text:p>
          </table:table-cell>
          <table:table-cell table:style-name="ce16" table:formula="of:=['file:///C:/Users/heraclitoalves/Downloads/Abril/Abril/1%20-%20MPF/anexo_III_2022_ods.ods'#$Anexo_3_Tabela_1_Quantitativo_R.D15]+['file:///C:/Users/heraclitoalves/Downloads/Abril/Abril/2%20-%20MPM/Anexo-III-tabela-1-Quantitativo_Cargo_Comissao_Funcao-DAP.ods'#$Quantitativo_Relatorio_Carg.D13]+['file:///C:/Users/heraclitoalves/Downloads/Abril/Abril/3%20-%20MPDFT/anexo_iii_-_tabela_1.ods'#$Quantitativo_Relatorio_Cargo_Co.D14]+['file:///C:/Users/heraclitoalves/Downloads/Abril/Abril/4%20-%20MPT/Anexo_3_Tabela_1_Quantitativo_Cargo_Comissao_Funcao_2022_04_MPT.ods'#$Anexo_3_Tabela_1_Quantitativo_R.D14]+['file:///C:/Users/heraclitoalves/Downloads/Abril/Abril/5%20-%20ESMPU/AnexoIIIESMPUAbril2022.ods'#$Quantitativo_Fisico_Pessoal_Mem.D13]" office:value-type="float" office:value="667">
            <text:p>667</text:p>
          </table:table-cell>
          <table:table-cell table:style-name="ce19" table:formula="of:=[.F14]+[.G14]+[.H14]" office:value-type="float" office:value="1706">
            <text:p>1.706</text:p>
          </table:table-cell>
          <table:table-cell table:style-name="ce16" table:formula="of:=['file:///C:/Users/heraclitoalves/Downloads/Abril/Abril/1%20-%20MPF/anexo_III_2022_ods.ods'#$Anexo_3_Tabela_1_Quantitativo_R.F15]+['file:///C:/Users/heraclitoalves/Downloads/Abril/Abril/2%20-%20MPM/Anexo-III-tabela-1-Quantitativo_Cargo_Comissao_Funcao-DAP.ods'#$Quantitativo_Relatorio_Carg.F13]+['file:///C:/Users/heraclitoalves/Downloads/Abril/Abril/3%20-%20MPDFT/anexo_iii_-_tabela_1.ods'#$Quantitativo_Relatorio_Cargo_Co.F14]+['file:///C:/Users/heraclitoalves/Downloads/Abril/Abril/5%20-%20ESMPU/AnexoIIIESMPUAbril2022.ods'#$Quantitativo_Fisico_Pessoal_Mem.F13]+['file:///C:/Users/heraclitoalves/Downloads/Abril/Abril/4%20-%20MPT/Anexo_3_Tabela_1_Quantitativo_Cargo_Comissao_Funcao_2022_04_MPT.ods'#$Anexo_3_Tabela_1_Quantitativo_R.F14]" office:value-type="float" office:value="193">
            <text:p>193</text:p>
          </table:table-cell>
          <table:table-cell table:style-name="ce22" table:formula="of:=[.I14]+[.J14]" office:value-type="float" office:value="1899">
            <text:p>1.899</text:p>
          </table:table-cell>
          <table:table-cell table:style-name="ce25"/>
          <table:table-cell table:style-name="ce5"/>
          <table:table-cell table:number-columns-repeated="1011"/>
        </table:table-row>
        <table:table-row table:style-name="ro9">
          <table:table-cell table:style-name="ce10" office:value-type="string" table:number-columns-spanned="5" table:number-rows-spanned="1">
            <text:p>CC-2</text:p>
          </table:table-cell>
          <table:covered-table-cell table:number-columns-repeated="4"/>
          <table:table-cell table:style-name="ce16" table:formula="of:=['file:///C:/Users/heraclitoalves/Downloads/Abril/Abril/1%20-%20MPF/anexo_III_2022_ods.ods'#$Anexo_3_Tabela_1_Quantitativo_R.B16]+['file:///C:/Users/heraclitoalves/Downloads/Abril/Abril/2%20-%20MPM/Anexo-III-tabela-1-Quantitativo_Cargo_Comissao_Funcao-DAP.ods'#$Quantitativo_Relatorio_Carg.B14]+['file:///C:/Users/heraclitoalves/Downloads/Abril/Abril/3%20-%20MPDFT/anexo_iii_-_tabela_1.ods'#$Quantitativo_Relatorio_Cargo_Co.B15]+['file:///C:/Users/heraclitoalves/Downloads/Abril/Abril/4%20-%20MPT/Anexo_3_Tabela_1_Quantitativo_Cargo_Comissao_Funcao_2022_04_MPT.ods'#$Anexo_3_Tabela_1_Quantitativo_R.B15]+['file:///C:/Users/heraclitoalves/Downloads/Abril/Abril/5%20-%20ESMPU/AnexoIIIESMPUAbril2022.ods'#$Quantitativo_Fisico_Pessoal_Mem.B14]" office:value-type="float" office:value="685">
            <text:p>685</text:p>
          </table:table-cell>
          <table:table-cell table:style-name="ce16" table:formula="of:=['file:///C:/Users/heraclitoalves/Downloads/Abril/Abril/1%20-%20MPF/anexo_III_2022_ods.ods'#$Anexo_3_Tabela_1_Quantitativo_R.C16]+['file:///C:/Users/heraclitoalves/Downloads/Abril/Abril/2%20-%20MPM/Anexo-III-tabela-1-Quantitativo_Cargo_Comissao_Funcao-DAP.ods'#$Quantitativo_Relatorio_Carg.C14]+['file:///C:/Users/heraclitoalves/Downloads/Abril/Abril/3%20-%20MPDFT/anexo_iii_-_tabela_1.ods'#$Quantitativo_Relatorio_Cargo_Co.C15]+['file:///C:/Users/heraclitoalves/Downloads/Abril/Abril/4%20-%20MPT/Anexo_3_Tabela_1_Quantitativo_Cargo_Comissao_Funcao_2022_04_MPT.ods'#$Anexo_3_Tabela_1_Quantitativo_R.C15]+['file:///C:/Users/heraclitoalves/Downloads/Abril/Abril/5%20-%20ESMPU/AnexoIIIESMPUAbril2022.ods'#$Quantitativo_Fisico_Pessoal_Mem.C14]" office:value-type="float" office:value="3">
            <text:p>3</text:p>
          </table:table-cell>
          <table:table-cell table:style-name="ce16" table:formula="of:=['file:///C:/Users/heraclitoalves/Downloads/Abril/Abril/1%20-%20MPF/anexo_III_2022_ods.ods'#$Anexo_3_Tabela_1_Quantitativo_R.D16]+['file:///C:/Users/heraclitoalves/Downloads/Abril/Abril/2%20-%20MPM/Anexo-III-tabela-1-Quantitativo_Cargo_Comissao_Funcao-DAP.ods'#$Quantitativo_Relatorio_Carg.D14]+['file:///C:/Users/heraclitoalves/Downloads/Abril/Abril/3%20-%20MPDFT/anexo_iii_-_tabela_1.ods'#$Quantitativo_Relatorio_Cargo_Co.D15]+['file:///C:/Users/heraclitoalves/Downloads/Abril/Abril/4%20-%20MPT/Anexo_3_Tabela_1_Quantitativo_Cargo_Comissao_Funcao_2022_04_MPT.ods'#$Anexo_3_Tabela_1_Quantitativo_R.D15]+['file:///C:/Users/heraclitoalves/Downloads/Abril/Abril/5%20-%20ESMPU/AnexoIIIESMPUAbril2022.ods'#$Quantitativo_Fisico_Pessoal_Mem.D14]" office:value-type="float" office:value="312">
            <text:p>312</text:p>
          </table:table-cell>
          <table:table-cell table:style-name="ce19" table:formula="of:=[.F15]+[.G15]+[.H15]" office:value-type="float" office:value="1000">
            <text:p>1.000</text:p>
          </table:table-cell>
          <table:table-cell table:style-name="ce16" table:formula="of:=['file:///C:/Users/heraclitoalves/Downloads/Abril/Abril/1%20-%20MPF/anexo_III_2022_ods.ods'#$Anexo_3_Tabela_1_Quantitativo_R.F16]+['file:///C:/Users/heraclitoalves/Downloads/Abril/Abril/2%20-%20MPM/Anexo-III-tabela-1-Quantitativo_Cargo_Comissao_Funcao-DAP.ods'#$Quantitativo_Relatorio_Carg.F14]+['file:///C:/Users/heraclitoalves/Downloads/Abril/Abril/3%20-%20MPDFT/anexo_iii_-_tabela_1.ods'#$Quantitativo_Relatorio_Cargo_Co.F15]+['file:///C:/Users/heraclitoalves/Downloads/Abril/Abril/5%20-%20ESMPU/AnexoIIIESMPUAbril2022.ods'#$Quantitativo_Fisico_Pessoal_Mem.F14]+['file:///C:/Users/heraclitoalves/Downloads/Abril/Abril/4%20-%20MPT/Anexo_3_Tabela_1_Quantitativo_Cargo_Comissao_Funcao_2022_04_MPT.ods'#$Anexo_3_Tabela_1_Quantitativo_R.F15]" office:value-type="float" office:value="202">
            <text:p>202</text:p>
          </table:table-cell>
          <table:table-cell table:style-name="ce22" table:formula="of:=[.I15]+[.J15]" office:value-type="float" office:value="1202">
            <text:p>1.202</text:p>
          </table:table-cell>
          <table:table-cell table:style-name="ce25"/>
          <table:table-cell table:style-name="ce5"/>
          <table:table-cell table:number-columns-repeated="1011"/>
        </table:table-row>
        <table:table-row table:style-name="ro9">
          <table:table-cell table:style-name="ce10" office:value-type="string" table:number-columns-spanned="5" table:number-rows-spanned="1">
            <text:p>CC-1</text:p>
          </table:table-cell>
          <table:covered-table-cell table:number-columns-repeated="4"/>
          <table:table-cell table:style-name="ce16" table:formula="of:=['file:///C:/Users/heraclitoalves/Downloads/Abril/Abril/1%20-%20MPF/anexo_III_2022_ods.ods'#$Anexo_3_Tabela_1_Quantitativo_R.B17]+['file:///C:/Users/heraclitoalves/Downloads/Abril/Abril/2%20-%20MPM/Anexo-III-tabela-1-Quantitativo_Cargo_Comissao_Funcao-DAP.ods'#$Quantitativo_Relatorio_Carg.B15]+['file:///C:/Users/heraclitoalves/Downloads/Abril/Abril/3%20-%20MPDFT/anexo_iii_-_tabela_1.ods'#$Quantitativo_Relatorio_Cargo_Co.B16]+['file:///C:/Users/heraclitoalves/Downloads/Abril/Abril/4%20-%20MPT/Anexo_3_Tabela_1_Quantitativo_Cargo_Comissao_Funcao_2022_04_MPT.ods'#$Anexo_3_Tabela_1_Quantitativo_R.B16]+['file:///C:/Users/heraclitoalves/Downloads/Abril/Abril/5%20-%20ESMPU/AnexoIIIESMPUAbril2022.ods'#$Quantitativo_Fisico_Pessoal_Mem.B15]" office:value-type="float" office:value="835">
            <text:p>835</text:p>
          </table:table-cell>
          <table:table-cell table:style-name="ce16" table:formula="of:=['file:///C:/Users/heraclitoalves/Downloads/Abril/Abril/1%20-%20MPF/anexo_III_2022_ods.ods'#$Anexo_3_Tabela_1_Quantitativo_R.C17]+['file:///C:/Users/heraclitoalves/Downloads/Abril/Abril/2%20-%20MPM/Anexo-III-tabela-1-Quantitativo_Cargo_Comissao_Funcao-DAP.ods'#$Quantitativo_Relatorio_Carg.C15]+['file:///C:/Users/heraclitoalves/Downloads/Abril/Abril/3%20-%20MPDFT/anexo_iii_-_tabela_1.ods'#$Quantitativo_Relatorio_Cargo_Co.C16]+['file:///C:/Users/heraclitoalves/Downloads/Abril/Abril/4%20-%20MPT/Anexo_3_Tabela_1_Quantitativo_Cargo_Comissao_Funcao_2022_04_MPT.ods'#$Anexo_3_Tabela_1_Quantitativo_R.C16]+['file:///C:/Users/heraclitoalves/Downloads/Abril/Abril/5%20-%20ESMPU/AnexoIIIESMPUAbril2022.ods'#$Quantitativo_Fisico_Pessoal_Mem.C15]" office:value-type="float" office:value="0">
            <text:p>0</text:p>
          </table:table-cell>
          <table:table-cell table:style-name="ce16" table:formula="of:=['file:///C:/Users/heraclitoalves/Downloads/Abril/Abril/1%20-%20MPF/anexo_III_2022_ods.ods'#$Anexo_3_Tabela_1_Quantitativo_R.D17]+['file:///C:/Users/heraclitoalves/Downloads/Abril/Abril/2%20-%20MPM/Anexo-III-tabela-1-Quantitativo_Cargo_Comissao_Funcao-DAP.ods'#$Quantitativo_Relatorio_Carg.D15]+['file:///C:/Users/heraclitoalves/Downloads/Abril/Abril/3%20-%20MPDFT/anexo_iii_-_tabela_1.ods'#$Quantitativo_Relatorio_Cargo_Co.D16]+['file:///C:/Users/heraclitoalves/Downloads/Abril/Abril/4%20-%20MPT/Anexo_3_Tabela_1_Quantitativo_Cargo_Comissao_Funcao_2022_04_MPT.ods'#$Anexo_3_Tabela_1_Quantitativo_R.D16]+['file:///C:/Users/heraclitoalves/Downloads/Abril/Abril/5%20-%20ESMPU/AnexoIIIESMPUAbril2022.ods'#$Quantitativo_Fisico_Pessoal_Mem.D15]" office:value-type="float" office:value="159">
            <text:p>159</text:p>
          </table:table-cell>
          <table:table-cell table:style-name="ce19" table:formula="of:=[.F16]+[.G16]+[.H16]" office:value-type="float" office:value="994">
            <text:p>994</text:p>
          </table:table-cell>
          <table:table-cell table:style-name="ce16" table:formula="of:=['file:///C:/Users/heraclitoalves/Downloads/Abril/Abril/1%20-%20MPF/anexo_III_2022_ods.ods'#$Anexo_3_Tabela_1_Quantitativo_R.F17]+['file:///C:/Users/heraclitoalves/Downloads/Abril/Abril/2%20-%20MPM/Anexo-III-tabela-1-Quantitativo_Cargo_Comissao_Funcao-DAP.ods'#$Quantitativo_Relatorio_Carg.F15]+['file:///C:/Users/heraclitoalves/Downloads/Abril/Abril/3%20-%20MPDFT/anexo_iii_-_tabela_1.ods'#$Quantitativo_Relatorio_Cargo_Co.F16]+['file:///C:/Users/heraclitoalves/Downloads/Abril/Abril/5%20-%20ESMPU/AnexoIIIESMPUAbril2022.ods'#$Quantitativo_Fisico_Pessoal_Mem.F15]+['file:///C:/Users/heraclitoalves/Downloads/Abril/Abril/4%20-%20MPT/Anexo_3_Tabela_1_Quantitativo_Cargo_Comissao_Funcao_2022_04_MPT.ods'#$Anexo_3_Tabela_1_Quantitativo_R.F16]" office:value-type="float" office:value="38">
            <text:p>38</text:p>
          </table:table-cell>
          <table:table-cell table:style-name="ce22" table:formula="of:=[.I16]+[.J16]" office:value-type="float" office:value="1032">
            <text:p>1.032</text:p>
          </table:table-cell>
          <table:table-cell table:style-name="ce25"/>
          <table:table-cell table:style-name="ce5"/>
          <table:table-cell table:number-columns-repeated="1011"/>
        </table:table-row>
        <table:table-row table:style-name="ro10">
          <table:table-cell table:style-name="ce10" office:value-type="string" table:number-columns-spanned="5" table:number-rows-spanned="1">
            <text:p>FC-3</text:p>
          </table:table-cell>
          <table:covered-table-cell table:number-columns-repeated="4"/>
          <table:table-cell table:style-name="ce16" table:formula="of:=['file:///C:/Users/heraclitoalves/Downloads/Abril/Abril/1%20-%20MPF/anexo_III_2022_ods.ods'#$Anexo_3_Tabela_1_Quantitativo_R.B18]+['file:///C:/Users/heraclitoalves/Downloads/Abril/Abril/2%20-%20MPM/Anexo-III-tabela-1-Quantitativo_Cargo_Comissao_Funcao-DAP.ods'#$Quantitativo_Relatorio_Carg.B16]+['file:///C:/Users/heraclitoalves/Downloads/Abril/Abril/3%20-%20MPDFT/anexo_iii_-_tabela_1.ods'#$Quantitativo_Relatorio_Cargo_Co.B17]+['file:///C:/Users/heraclitoalves/Downloads/Abril/Abril/4%20-%20MPT/Anexo_3_Tabela_1_Quantitativo_Cargo_Comissao_Funcao_2022_04_MPT.ods'#$Anexo_3_Tabela_1_Quantitativo_R.B17]+['file:///C:/Users/heraclitoalves/Downloads/Abril/Abril/5%20-%20ESMPU/AnexoIIIESMPUAbril2022.ods'#$Quantitativo_Fisico_Pessoal_Mem.B16]" office:value-type="float" office:value="2359">
            <text:p>2359</text:p>
          </table:table-cell>
          <table:table-cell table:style-name="ce16" table:formula="of:=['file:///C:/Users/heraclitoalves/Downloads/Abril/Abril/1%20-%20MPF/anexo_III_2022_ods.ods'#$Anexo_3_Tabela_1_Quantitativo_R.C18]+['file:///C:/Users/heraclitoalves/Downloads/Abril/Abril/2%20-%20MPM/Anexo-III-tabela-1-Quantitativo_Cargo_Comissao_Funcao-DAP.ods'#$Quantitativo_Relatorio_Carg.C16]+['file:///C:/Users/heraclitoalves/Downloads/Abril/Abril/3%20-%20MPDFT/anexo_iii_-_tabela_1.ods'#$Quantitativo_Relatorio_Cargo_Co.C17]+['file:///C:/Users/heraclitoalves/Downloads/Abril/Abril/4%20-%20MPT/Anexo_3_Tabela_1_Quantitativo_Cargo_Comissao_Funcao_2022_04_MPT.ods'#$Anexo_3_Tabela_1_Quantitativo_R.C17]+['file:///C:/Users/heraclitoalves/Downloads/Abril/Abril/5%20-%20ESMPU/AnexoIIIESMPUAbril2022.ods'#$Quantitativo_Fisico_Pessoal_Mem.C16]" office:value-type="float" office:value="1">
            <text:p>1</text:p>
          </table:table-cell>
          <table:table-cell table:style-name="ce16" table:formula="of:=['file:///C:/Users/heraclitoalves/Downloads/Abril/Abril/1%20-%20MPF/anexo_III_2022_ods.ods'#$Anexo_3_Tabela_1_Quantitativo_R.D18]+['file:///C:/Users/heraclitoalves/Downloads/Abril/Abril/2%20-%20MPM/Anexo-III-tabela-1-Quantitativo_Cargo_Comissao_Funcao-DAP.ods'#$Quantitativo_Relatorio_Carg.D16]+['file:///C:/Users/heraclitoalves/Downloads/Abril/Abril/3%20-%20MPDFT/anexo_iii_-_tabela_1.ods'#$Quantitativo_Relatorio_Cargo_Co.D17]+['file:///C:/Users/heraclitoalves/Downloads/Abril/Abril/4%20-%20MPT/Anexo_3_Tabela_1_Quantitativo_Cargo_Comissao_Funcao_2022_04_MPT.ods'#$Anexo_3_Tabela_1_Quantitativo_R.D17]+['file:///C:/Users/heraclitoalves/Downloads/Abril/Abril/5%20-%20ESMPU/AnexoIIIESMPUAbril2022.ods'#$Quantitativo_Fisico_Pessoal_Mem.D16]" office:value-type="float" office:value="5">
            <text:p>5</text:p>
          </table:table-cell>
          <table:table-cell table:style-name="ce19" table:formula="of:=[.F17]+[.G17]+[.H17]" office:value-type="float" office:value="2365">
            <text:p>2.365</text:p>
          </table:table-cell>
          <table:table-cell table:style-name="ce16" table:formula="of:=['file:///C:/Users/heraclitoalves/Downloads/Abril/Abril/1%20-%20MPF/anexo_III_2022_ods.ods'#$Anexo_3_Tabela_1_Quantitativo_R.F18]+['file:///C:/Users/heraclitoalves/Downloads/Abril/Abril/2%20-%20MPM/Anexo-III-tabela-1-Quantitativo_Cargo_Comissao_Funcao-DAP.ods'#$Quantitativo_Relatorio_Carg.F16]+['file:///C:/Users/heraclitoalves/Downloads/Abril/Abril/3%20-%20MPDFT/anexo_iii_-_tabela_1.ods'#$Quantitativo_Relatorio_Cargo_Co.F17]+['file:///C:/Users/heraclitoalves/Downloads/Abril/Abril/5%20-%20ESMPU/AnexoIIIESMPUAbril2022.ods'#$Quantitativo_Fisico_Pessoal_Mem.F16]+['file:///C:/Users/heraclitoalves/Downloads/Abril/Abril/4%20-%20MPT/Anexo_3_Tabela_1_Quantitativo_Cargo_Comissao_Funcao_2022_04_MPT.ods'#$Anexo_3_Tabela_1_Quantitativo_R.F17]" office:value-type="float" office:value="110">
            <text:p>110</text:p>
          </table:table-cell>
          <table:table-cell table:style-name="ce22" table:formula="of:=[.I17]+[.J17]" office:value-type="float" office:value="2475">
            <text:p>2.475</text:p>
          </table:table-cell>
          <table:table-cell table:style-name="ce25"/>
          <table:table-cell table:style-name="ce5"/>
          <table:table-cell table:number-columns-repeated="1011"/>
        </table:table-row>
        <table:table-row table:style-name="ro9">
          <table:table-cell table:style-name="ce10" office:value-type="string" table:number-columns-spanned="5" table:number-rows-spanned="1">
            <text:p>FC-2</text:p>
          </table:table-cell>
          <table:covered-table-cell table:number-columns-repeated="4"/>
          <table:table-cell table:style-name="ce16" table:formula="of:=['file:///C:/Users/heraclitoalves/Downloads/Abril/Abril/1%20-%20MPF/anexo_III_2022_ods.ods'#$Anexo_3_Tabela_1_Quantitativo_R.B19]+['file:///C:/Users/heraclitoalves/Downloads/Abril/Abril/2%20-%20MPM/Anexo-III-tabela-1-Quantitativo_Cargo_Comissao_Funcao-DAP.ods'#$Quantitativo_Relatorio_Carg.B17]+['file:///C:/Users/heraclitoalves/Downloads/Abril/Abril/3%20-%20MPDFT/anexo_iii_-_tabela_1.ods'#$Quantitativo_Relatorio_Cargo_Co.B18]+['file:///C:/Users/heraclitoalves/Downloads/Abril/Abril/4%20-%20MPT/Anexo_3_Tabela_1_Quantitativo_Cargo_Comissao_Funcao_2022_04_MPT.ods'#$Anexo_3_Tabela_1_Quantitativo_R.B18]+['file:///C:/Users/heraclitoalves/Downloads/Abril/Abril/5%20-%20ESMPU/AnexoIIIESMPUAbril2022.ods'#$Quantitativo_Fisico_Pessoal_Mem.B17]" office:value-type="float" office:value="1612">
            <text:p>1612</text:p>
          </table:table-cell>
          <table:table-cell table:style-name="ce16" table:formula="of:=['file:///C:/Users/heraclitoalves/Downloads/Abril/Abril/1%20-%20MPF/anexo_III_2022_ods.ods'#$Anexo_3_Tabela_1_Quantitativo_R.C19]+['file:///C:/Users/heraclitoalves/Downloads/Abril/Abril/2%20-%20MPM/Anexo-III-tabela-1-Quantitativo_Cargo_Comissao_Funcao-DAP.ods'#$Quantitativo_Relatorio_Carg.C17]+['file:///C:/Users/heraclitoalves/Downloads/Abril/Abril/3%20-%20MPDFT/anexo_iii_-_tabela_1.ods'#$Quantitativo_Relatorio_Cargo_Co.C18]+['file:///C:/Users/heraclitoalves/Downloads/Abril/Abril/4%20-%20MPT/Anexo_3_Tabela_1_Quantitativo_Cargo_Comissao_Funcao_2022_04_MPT.ods'#$Anexo_3_Tabela_1_Quantitativo_R.C18]+['file:///C:/Users/heraclitoalves/Downloads/Abril/Abril/5%20-%20ESMPU/AnexoIIIESMPUAbril2022.ods'#$Quantitativo_Fisico_Pessoal_Mem.C17]" office:value-type="float" office:value="0">
            <text:p>0</text:p>
          </table:table-cell>
          <table:table-cell table:style-name="ce16" table:formula="of:=['file:///C:/Users/heraclitoalves/Downloads/Abril/Abril/1%20-%20MPF/anexo_III_2022_ods.ods'#$Anexo_3_Tabela_1_Quantitativo_R.D19]+['file:///C:/Users/heraclitoalves/Downloads/Abril/Abril/2%20-%20MPM/Anexo-III-tabela-1-Quantitativo_Cargo_Comissao_Funcao-DAP.ods'#$Quantitativo_Relatorio_Carg.D17]+['file:///C:/Users/heraclitoalves/Downloads/Abril/Abril/3%20-%20MPDFT/anexo_iii_-_tabela_1.ods'#$Quantitativo_Relatorio_Cargo_Co.D18]+['file:///C:/Users/heraclitoalves/Downloads/Abril/Abril/4%20-%20MPT/Anexo_3_Tabela_1_Quantitativo_Cargo_Comissao_Funcao_2022_04_MPT.ods'#$Anexo_3_Tabela_1_Quantitativo_R.D18]+['file:///C:/Users/heraclitoalves/Downloads/Abril/Abril/5%20-%20ESMPU/AnexoIIIESMPUAbril2022.ods'#$Quantitativo_Fisico_Pessoal_Mem.D17]" office:value-type="float" office:value="4">
            <text:p>4</text:p>
          </table:table-cell>
          <table:table-cell table:style-name="ce19" table:formula="of:=[.F18]+[.G18]+[.H18]" office:value-type="float" office:value="1616">
            <text:p>1.616</text:p>
          </table:table-cell>
          <table:table-cell table:style-name="ce16" table:formula="of:=['file:///C:/Users/heraclitoalves/Downloads/Abril/Abril/1%20-%20MPF/anexo_III_2022_ods.ods'#$Anexo_3_Tabela_1_Quantitativo_R.F19]+['file:///C:/Users/heraclitoalves/Downloads/Abril/Abril/2%20-%20MPM/Anexo-III-tabela-1-Quantitativo_Cargo_Comissao_Funcao-DAP.ods'#$Quantitativo_Relatorio_Carg.F17]+['file:///C:/Users/heraclitoalves/Downloads/Abril/Abril/3%20-%20MPDFT/anexo_iii_-_tabela_1.ods'#$Quantitativo_Relatorio_Cargo_Co.F18]+['file:///C:/Users/heraclitoalves/Downloads/Abril/Abril/5%20-%20ESMPU/AnexoIIIESMPUAbril2022.ods'#$Quantitativo_Fisico_Pessoal_Mem.F17]+['file:///C:/Users/heraclitoalves/Downloads/Abril/Abril/4%20-%20MPT/Anexo_3_Tabela_1_Quantitativo_Cargo_Comissao_Funcao_2022_04_MPT.ods'#$Anexo_3_Tabela_1_Quantitativo_R.F18]" office:value-type="float" office:value="251">
            <text:p>251</text:p>
          </table:table-cell>
          <table:table-cell table:style-name="ce22" table:formula="of:=[.I18]+[.J18]" office:value-type="float" office:value="1867">
            <text:p>1.867</text:p>
          </table:table-cell>
          <table:table-cell table:style-name="ce25"/>
          <table:table-cell table:style-name="ce5"/>
          <table:table-cell table:number-columns-repeated="1011"/>
        </table:table-row>
        <table:table-row table:style-name="ro9">
          <table:table-cell table:style-name="ce10" office:value-type="string" table:number-columns-spanned="5" table:number-rows-spanned="1">
            <text:p>FC-1</text:p>
          </table:table-cell>
          <table:covered-table-cell table:number-columns-repeated="4"/>
          <table:table-cell table:style-name="ce16" table:formula="of:=['file:///C:/Users/heraclitoalves/Downloads/Abril/Abril/1%20-%20MPF/anexo_III_2022_ods.ods'#$Anexo_3_Tabela_1_Quantitativo_R.B20]+['file:///C:/Users/heraclitoalves/Downloads/Abril/Abril/2%20-%20MPM/Anexo-III-tabela-1-Quantitativo_Cargo_Comissao_Funcao-DAP.ods'#$Quantitativo_Relatorio_Carg.B18]+['file:///C:/Users/heraclitoalves/Downloads/Abril/Abril/3%20-%20MPDFT/anexo_iii_-_tabela_1.ods'#$Quantitativo_Relatorio_Cargo_Co.B19]+['file:///C:/Users/heraclitoalves/Downloads/Abril/Abril/4%20-%20MPT/Anexo_3_Tabela_1_Quantitativo_Cargo_Comissao_Funcao_2022_04_MPT.ods'#$Anexo_3_Tabela_1_Quantitativo_R.B19]+['file:///C:/Users/heraclitoalves/Downloads/Abril/Abril/5%20-%20ESMPU/AnexoIIIESMPUAbril2022.ods'#$Quantitativo_Fisico_Pessoal_Mem.B18]" office:value-type="float" office:value="292">
            <text:p>292</text:p>
          </table:table-cell>
          <table:table-cell table:style-name="ce16" table:formula="of:=['file:///C:/Users/heraclitoalves/Downloads/Abril/Abril/1%20-%20MPF/anexo_III_2022_ods.ods'#$Anexo_3_Tabela_1_Quantitativo_R.C20]+['file:///C:/Users/heraclitoalves/Downloads/Abril/Abril/2%20-%20MPM/Anexo-III-tabela-1-Quantitativo_Cargo_Comissao_Funcao-DAP.ods'#$Quantitativo_Relatorio_Carg.C18]+['file:///C:/Users/heraclitoalves/Downloads/Abril/Abril/3%20-%20MPDFT/anexo_iii_-_tabela_1.ods'#$Quantitativo_Relatorio_Cargo_Co.C19]+['file:///C:/Users/heraclitoalves/Downloads/Abril/Abril/4%20-%20MPT/Anexo_3_Tabela_1_Quantitativo_Cargo_Comissao_Funcao_2022_04_MPT.ods'#$Anexo_3_Tabela_1_Quantitativo_R.C19]+['file:///C:/Users/heraclitoalves/Downloads/Abril/Abril/5%20-%20ESMPU/AnexoIIIESMPUAbril2022.ods'#$Quantitativo_Fisico_Pessoal_Mem.C18]" office:value-type="float" office:value="0">
            <text:p>0</text:p>
          </table:table-cell>
          <table:table-cell table:style-name="ce16" table:formula="of:=['file:///C:/Users/heraclitoalves/Downloads/Abril/Abril/1%20-%20MPF/anexo_III_2022_ods.ods'#$Anexo_3_Tabela_1_Quantitativo_R.D20]+['file:///C:/Users/heraclitoalves/Downloads/Abril/Abril/2%20-%20MPM/Anexo-III-tabela-1-Quantitativo_Cargo_Comissao_Funcao-DAP.ods'#$Quantitativo_Relatorio_Carg.D18]+['file:///C:/Users/heraclitoalves/Downloads/Abril/Abril/3%20-%20MPDFT/anexo_iii_-_tabela_1.ods'#$Quantitativo_Relatorio_Cargo_Co.D19]+['file:///C:/Users/heraclitoalves/Downloads/Abril/Abril/4%20-%20MPT/Anexo_3_Tabela_1_Quantitativo_Cargo_Comissao_Funcao_2022_04_MPT.ods'#$Anexo_3_Tabela_1_Quantitativo_R.D19]+['file:///C:/Users/heraclitoalves/Downloads/Abril/Abril/5%20-%20ESMPU/AnexoIIIESMPUAbril2022.ods'#$Quantitativo_Fisico_Pessoal_Mem.D18]" office:value-type="float" office:value="0">
            <text:p>0</text:p>
          </table:table-cell>
          <table:table-cell table:style-name="ce19" table:formula="of:=[.F19]+[.G19]+[.H19]" office:value-type="float" office:value="292">
            <text:p>292</text:p>
          </table:table-cell>
          <table:table-cell table:style-name="ce16" table:formula="of:=['file:///C:/Users/heraclitoalves/Downloads/Abril/Abril/1%20-%20MPF/anexo_III_2022_ods.ods'#$Anexo_3_Tabela_1_Quantitativo_R.F20]+['file:///C:/Users/heraclitoalves/Downloads/Abril/Abril/2%20-%20MPM/Anexo-III-tabela-1-Quantitativo_Cargo_Comissao_Funcao-DAP.ods'#$Quantitativo_Relatorio_Carg.F18]+['file:///C:/Users/heraclitoalves/Downloads/Abril/Abril/3%20-%20MPDFT/anexo_iii_-_tabela_1.ods'#$Quantitativo_Relatorio_Cargo_Co.F19]+['file:///C:/Users/heraclitoalves/Downloads/Abril/Abril/5%20-%20ESMPU/AnexoIIIESMPUAbril2022.ods'#$Quantitativo_Fisico_Pessoal_Mem.F18]+['file:///C:/Users/heraclitoalves/Downloads/Abril/Abril/4%20-%20MPT/Anexo_3_Tabela_1_Quantitativo_Cargo_Comissao_Funcao_2022_04_MPT.ods'#$Anexo_3_Tabela_1_Quantitativo_R.F19]" office:value-type="float" office:value="105">
            <text:p>105</text:p>
          </table:table-cell>
          <table:table-cell table:style-name="ce22" table:formula="of:=[.I19]+[.J19]" office:value-type="float" office:value="397">
            <text:p>397</text:p>
          </table:table-cell>
          <table:table-cell table:style-name="ce25"/>
          <table:table-cell table:style-name="ce5"/>
          <table:table-cell table:number-columns-repeated="1011"/>
        </table:table-row>
        <table:table-row table:style-name="ro9">
          <table:table-cell table:style-name="ce10" office:value-type="string" table:number-columns-spanned="5" table:number-rows-spanned="1">
            <text:p>CNE</text:p>
          </table:table-cell>
          <table:covered-table-cell table:number-columns-repeated="4"/>
          <table:table-cell table:style-name="ce16" office:value-type="float" office:value="2">
            <text:p>2</text:p>
          </table:table-cell>
          <table:table-cell table:number-columns-repeated="2" table:style-name="ce16" office:value-type="float" office:value="0">
            <text:p>0</text:p>
          </table:table-cell>
          <table:table-cell table:style-name="ce19" office:value-type="float" office:value="2">
            <text:p>2</text:p>
          </table:table-cell>
          <table:table-cell table:style-name="ce16" office:value-type="float" office:value="0">
            <text:p>0</text:p>
          </table:table-cell>
          <table:table-cell table:style-name="ce22" table:formula="of:=[.I20]+[.J20]" office:value-type="float" office:value="2">
            <text:p>2</text:p>
          </table:table-cell>
          <table:table-cell table:style-name="ce25"/>
          <table:table-cell table:style-name="ce5"/>
          <table:table-cell table:number-columns-repeated="1011"/>
        </table:table-row>
        <table:table-row table:style-name="ro9">
          <table:table-cell table:style-name="ce11" office:value-type="string" table:number-columns-spanned="5" table:number-rows-spanned="1">
            <text:p>Total</text:p>
          </table:table-cell>
          <table:covered-table-cell table:number-columns-repeated="4"/>
          <table:table-cell table:style-name="ce17" table:formula="of:=SUM([.F10:.F20])" office:value-type="float" office:value="7792">
            <text:p>7.792</text:p>
          </table:table-cell>
          <table:table-cell table:style-name="ce18" table:formula="of:=SUM([.G10:.G20])" office:value-type="float" office:value="6">
            <text:p>6</text:p>
          </table:table-cell>
          <table:table-cell table:style-name="ce17" table:formula="of:=SUM([.H10:.H20])" office:value-type="float" office:value="1503">
            <text:p>1.503</text:p>
          </table:table-cell>
          <table:table-cell table:style-name="ce18" table:formula="of:=SUM([.I10:.I20])" office:value-type="float" office:value="9301">
            <text:p>9.301</text:p>
          </table:table-cell>
          <table:table-cell table:style-name="ce18" table:formula="of:=SUM([.J10:.J19])" office:value-type="float" office:value="931">
            <text:p>931</text:p>
          </table:table-cell>
          <table:table-cell table:style-name="ce17" table:formula="of:=SUM([.K10:.K20])" office:value-type="float" office:value="10232">
            <text:p>10.232</text:p>
          </table:table-cell>
          <table:table-cell table:style-name="ce5" table:number-columns-repeated="2"/>
          <table:table-cell table:number-columns-repeated="1011"/>
        </table:table-row>
        <table:table-row table:style-name="ro9">
          <table:table-cell table:style-name="ce12"/>
          <table:table-cell table:style-name="ce5" table:number-columns-repeated="12"/>
          <table:table-cell table:number-columns-repeated="6"/>
          <table:table-cell table:style-name="ce5" table:number-columns-repeated="2"/>
          <table:table-cell table:number-columns-repeated="1003"/>
        </table:table-row>
        <table:table-row table:style-name="ro11">
          <table:table-cell table:style-name="ce23" office:value-type="string" table:number-columns-spanned="5" table:number-rows-spanned="1">
            <text:p>Data de Atualização: 25/05/21</text:p>
          </table:table-cell>
          <table:covered-table-cell table:number-columns-repeated="4"/>
          <table:table-cell table:style-name="ce24" table:number-columns-repeated="5"/>
          <table:table-cell table:style-name="ce5" table:number-columns-repeated="3"/>
          <table:table-cell table:number-columns-repeated="6"/>
          <table:table-cell table:style-name="ce5" table:number-columns-repeated="2"/>
          <table:table-cell table:number-columns-repeated="1003"/>
        </table:table-row>
        <table:table-row table:style-name="ro12" table:number-rows-repeated="104855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'file:///C:/Users/User/Desktop/SUBPLAN/PORTARIAS%20SOF/1%20-%20MPF/anexo_III_2016_xls.xls'#Anexo_3_Tabela_1_Quantitati_(2" table:print="false" table:style-name="ta_extref">
        <table:table-source xlink:type="simple" xlink:href="../../../../../User/Desktop/SUBPLAN/PORTARIAS%20SOF/1%20-%20MPF/anexo_III_2016_xls.xls" table:table-name="Anexo_3_Tabela_1_Quantitati_(2" table:mode="copy-results-only"/>
        <table:table-column table:number-columns-repeated="8"/>
        <table:table-row table:number-rows-repeated="10">
          <table:table-cell table:number-columns-repeated="8"/>
        </table:table-row>
        <table:table-row>
          <table:table-cell table:number-columns-repeated="3"/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3"/>
          <table:table-cell table:style-name="ce1" office:value-type="float" office:value="53">
            <text:p>5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">
            <text:p>12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 table:number-columns-repeated="3"/>
          <table:table-cell table:style-name="ce1" office:value-type="float" office:value="180">
            <text:p>18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8">
            <text:p>38</text:p>
          </table:table-cell>
          <table:table-cell/>
          <table:table-cell table:style-name="ce1" office:value-type="float" office:value="4">
            <text:p>4</text:p>
          </table:table-cell>
        </table:table-row>
        <table:table-row>
          <table:table-cell table:number-columns-repeated="3"/>
          <table:table-cell table:style-name="ce1" office:value-type="float" office:value="111">
            <text:p>11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4">
            <text:p>24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number-columns-repeated="3"/>
          <table:table-cell table:style-name="ce1" office:value-type="float" office:value="167">
            <text:p>16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">
            <text:p>12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799">
            <text:p>79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99">
            <text:p>599</text:p>
          </table:table-cell>
          <table:table-cell/>
          <table:table-cell table:style-name="ce1" office:value-type="float" office:value="772">
            <text:p>772</text:p>
          </table:table-cell>
        </table:table-row>
        <table:table-row>
          <table:table-cell table:number-columns-repeated="3"/>
          <table:table-cell table:style-name="ce1" office:value-type="float" office:value="90">
            <text:p>9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">
            <text:p>8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434">
            <text:p>43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float" office:value="34">
            <text:p>34</text:p>
          </table:table-cell>
        </table:table-row>
        <table:table-row>
          <table:table-cell table:number-columns-repeated="3"/>
          <table:table-cell table:style-name="ce1" office:value-type="float" office:value="1737">
            <text:p>173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2">
            <text:p>12</text:p>
          </table:table-cell>
          <table:table-cell/>
          <table:table-cell table:style-name="ce1" office:value-type="float" office:value="86">
            <text:p>86</text:p>
          </table:table-cell>
        </table:table-row>
        <table:table-row>
          <table:table-cell table:number-columns-repeated="3"/>
          <table:table-cell table:style-name="ce1" office:value-type="float" office:value="710">
            <text:p>71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/>
          <table:table-cell table:style-name="ce1" office:value-type="float" office:value="117">
            <text:p>117</text:p>
          </table:table-cell>
        </table:table-row>
      </table:table>
      <table:table table:name="'file:///C:/Users/User/Desktop/SUBPLAN/PORTARIAS%20SOF/2%20-%20MPM/anexo-iii-tabela-1-quantitativo_cargo_comissao_funcao-dap-2.ods'#Quantitativo_Relatorio_Carg_(2" table:print="false" table:style-name="ta_extref">
        <table:table-source xlink:type="simple" xlink:href="../../../../../User/Desktop/SUBPLAN/PORTARIAS%20SOF/2%20-%20MPM/anexo-iii-tabela-1-quantitativo_cargo_comissao_funcao-dap-2.ods" table:table-name="Quantitativo_Relatorio_Carg_(2" table:mode="copy-results-only"/>
        <table:table-column table:number-columns-repeated="10"/>
        <table:table-row table:number-rows-repeated="9">
          <table:table-cell table:number-columns-repeated="10"/>
        </table:table-row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5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5"/>
          <table:table-cell table:style-name="ce1" office:value-type="float" office:value="10">
            <text:p>1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5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5"/>
          <table:table-cell table:style-name="ce1" office:value-type="float" office:value="23">
            <text:p>2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5"/>
          <table:table-cell table:style-name="ce1" office:value-type="float" office:value="47">
            <text:p>4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">
            <text:p>7</text:p>
          </table:table-cell>
          <table:table-cell/>
          <table:table-cell table:style-name="ce1" office:value-type="float" office:value="48">
            <text:p>48</text:p>
          </table:table-cell>
        </table:table-row>
        <table:table-row>
          <table:table-cell table:number-columns-repeated="5"/>
          <table:table-cell table:style-name="ce1" office:value-type="float" office:value="68">
            <text:p>6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">
            <text:p>9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 table:number-columns-repeated="5"/>
          <table:table-cell table:style-name="ce1" office:value-type="float" office:value="99">
            <text:p>9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10">
            <text:p>10</text:p>
          </table:table-cell>
        </table:table-row>
        <table:table-row>
          <table:table-cell table:number-columns-repeated="5"/>
          <table:table-cell table:style-name="ce1" office:value-type="float" office:value="82">
            <text:p>8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82">
            <text:p>82</text:p>
          </table:table-cell>
        </table:table-row>
        <table:table-row>
          <table:table-cell table:number-columns-repeated="5"/>
          <table:table-cell table:style-name="ce1" office:value-type="float" office:value="94">
            <text:p>9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51">
            <text:p>51</text:p>
          </table:table-cell>
        </table:table-row>
      </table:table>
      <table:table table:name="'file:///C:/Users/User/Desktop/SUBPLAN/PORTARIAS%20SOF/3%20-%20MPDFT/anexo_iii_-_tabela_1.xls'#Quantitativo_Relatorio_Cargo_Co" table:print="false" table:style-name="ta_extref">
        <table:table-source xlink:type="simple" xlink:href="../../../../../User/Desktop/SUBPLAN/PORTARIAS%20SOF/3%20-%20MPDFT/anexo_iii_-_tabela_1.xls" table:table-name="Quantitativo_Relatorio_Cargo_Co" table:mode="copy-results-only"/>
        <table:table-column table:number-columns-repeated="7"/>
        <table:table-row table:number-rows-repeated="9">
          <table:table-cell table:number-columns-repeated="7"/>
        </table:table-row>
        <table:table-row>
          <table:table-cell/>
          <table:table-cell table:style-name="ce1" office:value-type="float" office:value="0">
            <text:p>0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18">
            <text:p>18</text:p>
          </table:table-cell>
        </table:table-row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92">
            <text:p>92</text:p>
          </table:table-cell>
        </table:table-row>
        <table:table-row>
          <table:table-cell table:number-columns-repeated="5"/>
          <table:table-cell table:style-name="ce1" office:value-type="float" office:value="0">
            <text:p>0</text:p>
          </table:table-cell>
          <table:table-cell table:style-name="ce1" office:value-type="float" office:value="31">
            <text:p>31</text:p>
          </table:table-cell>
        </table:table-row>
        <table:table-row>
          <table:table-cell table:number-columns-repeated="5"/>
          <table:table-cell table:style-name="ce1" office:value-type="float" office:value="1">
            <text:p>1</text:p>
          </table:table-cell>
          <table:table-cell table:style-name="ce1" office:value-type="float" office:value="202">
            <text:p>202</text:p>
          </table:table-cell>
        </table:table-row>
        <table:table-row>
          <table:table-cell table:number-columns-repeated="5"/>
          <table:table-cell table:style-name="ce1" office:value-type="float" office:value="2">
            <text:p>2</text:p>
          </table:table-cell>
          <table:table-cell table:style-name="ce1" office:value-type="float" office:value="316">
            <text:p>316</text:p>
          </table:table-cell>
        </table:table-row>
        <table:table-row>
          <table:table-cell table:number-columns-repeated="5"/>
          <table:table-cell table:style-name="ce1" office:value-type="float" office:value="3">
            <text:p>3</text:p>
          </table:table-cell>
          <table:table-cell table:style-name="ce1" office:value-type="float" office:value="298">
            <text:p>298</text:p>
          </table:table-cell>
        </table:table-row>
        <table:table-row>
          <table:table-cell table:number-columns-repeated="5"/>
          <table:table-cell table:style-name="ce1" office:value-type="float" office:value="7">
            <text:p>7</text:p>
          </table:table-cell>
          <table:table-cell table:style-name="ce1" office:value-type="float" office:value="447">
            <text:p>447</text:p>
          </table:table-cell>
        </table:table-row>
        <table:table-row>
          <table:table-cell table:number-columns-repeated="5"/>
          <table:table-cell table:style-name="ce1" office:value-type="float" office:value="7">
            <text:p>7</text:p>
          </table:table-cell>
          <table:table-cell table:style-name="ce1" office:value-type="float" office:value="71">
            <text:p>71</text:p>
          </table:table-cell>
        </table:table-row>
      </table:table>
      <table:table table:name="'file:///C:/Users/User/Desktop/SUBPLAN/PORTARIAS%20SOF/4%20-%20MPT/Anexo_3_Tabela_1_Quantitativo_Cargo_Comissao_Funcao_12_2016_MP_V2T.xls'#Anexo_3_Tabela_1_Quantitati_(2" table:print="false" table:style-name="ta_extref">
        <table:table-source xlink:type="simple" xlink:href="../../../../../User/Desktop/SUBPLAN/PORTARIAS%20SOF/4%20-%20MPT/Anexo_3_Tabela_1_Quantitativo_Cargo_Comissao_Funcao_12_2016_MP_V2T.xls" table:table-name="Anexo_3_Tabela_1_Quantitati_(2" table:mode="copy-results-only"/>
        <table:table-column table:number-columns-repeated="8"/>
        <table:table-row table:number-rows-repeated="9">
          <table:table-cell table:number-columns-repeated="8"/>
        </table:table-row>
        <table:table-row>
          <table:table-cell table:number-columns-repeated="3"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3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3"/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3"/>
          <table:table-cell table:style-name="ce1" office:value-type="float" office:value="22">
            <text:p>2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">
            <text:p>11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number-columns-repeated="3"/>
          <table:table-cell table:style-name="ce1" office:value-type="float" office:value="119">
            <text:p>11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2">
            <text:p>22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 table:number-columns-repeated="3"/>
          <table:table-cell table:style-name="ce1" office:value-type="float" office:value="272">
            <text:p>27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92">
            <text:p>192</text:p>
          </table:table-cell>
          <table:table-cell/>
          <table:table-cell table:style-name="ce1" office:value-type="float" office:value="389">
            <text:p>389</text:p>
          </table:table-cell>
        </table:table-row>
        <table:table-row>
          <table:table-cell table:number-columns-repeated="3"/>
          <table:table-cell table:style-name="ce1" office:value-type="float" office:value="101">
            <text:p>10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8">
            <text:p>38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number-columns-repeated="3"/>
          <table:table-cell table:style-name="ce1" office:value-type="float" office:value="113">
            <text:p>11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36">
            <text:p>36</text:p>
          </table:table-cell>
        </table:table-row>
        <table:table-row>
          <table:table-cell table:number-columns-repeated="3"/>
          <table:table-cell table:style-name="ce1" office:value-type="float" office:value="426">
            <text:p>42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1" office:value-type="float" office:value="20">
            <text:p>20</text:p>
          </table:table-cell>
        </table:table-row>
        <table:table-row>
          <table:table-cell table:number-columns-repeated="3"/>
          <table:table-cell table:style-name="ce1" office:value-type="float" office:value="114">
            <text:p>11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1" office:value-type="float" office:value="92">
            <text:p>92</text:p>
          </table:table-cell>
        </table:table-row>
      </table:table>
      <table:table table:name="'file:///C:/Users/heraclitoalves/Downloads/Abril/Abril/1%20-%20MPF/anexo_III_2022_ods.ods'#Anexo_3_Tabela_1_Quantitativo_R" table:print="false" table:style-name="ta_extref">
        <table:table-source xlink:type="simple" xlink:href="../1%20-%20MPF/anexo_III_2022_ods.ods" table:table-name="Anexo_3_Tabela_1_Quantitativo_R" table:mode="copy-results-only"/>
        <table:table-column table:number-columns-repeated="6"/>
        <table:table-row table:number-rows-repeated="10">
          <table:table-cell table:number-columns-repeated="6"/>
        </table:table-row>
        <table:table-row>
          <table:table-cell/>
          <table:table-cell table:style-name="ce1" office:value-type="float" office:value="51">
            <text:p>5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5">
            <text:p>15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3" office:value-type="float" office:value="164">
            <text:p>16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8">
            <text:p>48</text:p>
          </table:table-cell>
          <table:table-cell/>
          <table:table-cell table:style-name="ce3" office:value-type="float" office:value="4">
            <text:p>4</text:p>
          </table:table-cell>
        </table:table-row>
        <table:table-row>
          <table:table-cell/>
          <table:table-cell table:style-name="ce3" office:value-type="float" office:value="309">
            <text:p>30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54">
            <text:p>154</text:p>
          </table:table-cell>
          <table:table-cell/>
          <table:table-cell table:style-name="ce3" office:value-type="float" office:value="11">
            <text:p>11</text:p>
          </table:table-cell>
        </table:table-row>
        <table:table-row>
          <table:table-cell/>
          <table:table-cell table:style-name="ce3" office:value-type="float" office:value="180">
            <text:p>18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2">
            <text:p>22</text:p>
          </table:table-cell>
          <table:table-cell/>
          <table:table-cell table:style-name="ce3" office:value-type="float" office:value="9">
            <text:p>9</text:p>
          </table:table-cell>
        </table:table-row>
        <table:table-row>
          <table:table-cell/>
          <table:table-cell table:style-name="ce3" office:value-type="float" office:value="924">
            <text:p>92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39">
            <text:p>639</text:p>
          </table:table-cell>
          <table:table-cell/>
          <table:table-cell table:style-name="ce3" office:value-type="float" office:value="188">
            <text:p>188</text:p>
          </table:table-cell>
        </table:table-row>
        <table:table-row>
          <table:table-cell/>
          <table:table-cell table:style-name="ce3" office:value-type="float" office:value="119">
            <text:p>119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4">
            <text:p>14</text:p>
          </table:table-cell>
          <table:table-cell/>
          <table:table-cell table:style-name="ce3" office:value-type="float" office:value="3">
            <text:p>3</text:p>
          </table:table-cell>
        </table:table-row>
        <table:table-row>
          <table:table-cell/>
          <table:table-cell table:style-name="ce3" office:value-type="float" office:value="445">
            <text:p>44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3" office:value-type="float" office:value="25">
            <text:p>25</text:p>
          </table:table-cell>
        </table:table-row>
        <table:table-row>
          <table:table-cell/>
          <table:table-cell table:style-name="ce3" office:value-type="float" office:value="1775">
            <text:p>1775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/>
          <table:table-cell table:style-name="ce3" office:value-type="float" office:value="62">
            <text:p>62</text:p>
          </table:table-cell>
        </table:table-row>
        <table:table-row>
          <table:table-cell/>
          <table:table-cell table:style-name="ce3" office:value-type="float" office:value="698">
            <text:p>69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/>
          <table:table-cell table:style-name="ce3" office:value-type="float" office:value="113">
            <text:p>113</text:p>
          </table:table-cell>
        </table:table-row>
        <table:table-row>
          <table:table-cell/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  <table:table-cell table:style-name="ce3" office:value-type="float" office:value="0">
            <text:p>0</text:p>
          </table:table-cell>
        </table:table-row>
      </table:table>
      <table:table table:name="'file:///C:/Users/heraclitoalves/Downloads/Abril/Abril/2%20-%20MPM/Anexo-III-tabela-1-Quantitativo_Cargo_Comissao_Funcao-DAP.ods'#Quantitativo_Relatorio_Carg" table:print="false" table:style-name="ta_extref">
        <table:table-source xlink:type="simple" xlink:href="../2%20-%20MPM/Anexo-III-tabela-1-Quantitativo_Cargo_Comissao_Funcao-DAP.ods" table:table-name="Quantitativo_Relatorio_Carg" table:mode="copy-results-only"/>
        <table:table-column table:number-columns-repeated="6"/>
        <table:table-row table:number-rows-repeated="8">
          <table:table-cell table:number-columns-repeated="6"/>
        </table:table-row>
        <table:table-row>
          <table:table-cell/>
          <table:table-cell table:style-name="ce1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/>
          <table:table-cell table:style-name="ce2" office:value-type="float" office:value="0">
            <text:p>0</text:p>
          </table:table-cell>
        </table:table-row>
        <table:table-row>
          <table:table-cell/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/>
          <table:table-cell table:style-name="ce2" office:value-type="float" office:value="0">
            <text:p>0</text:p>
          </table:table-cell>
        </table:table-row>
        <table:table-row>
          <table:table-cell/>
          <table:table-cell table:style-name="ce2" office:value-type="float" office:value="14">
            <text:p>1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/>
          <table:table-cell table:style-name="ce2" office:value-type="float" office:value="0">
            <text:p>0</text:p>
          </table:table-cell>
        </table:table-row>
        <table:table-row>
          <table:table-cell/>
          <table:table-cell table:style-name="ce2" office:value-type="float" office:value="20">
            <text:p>2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</table:table-row>
        <table:table-row>
          <table:table-cell/>
          <table:table-cell table:style-name="ce2" office:value-type="float" office:value="47">
            <text:p>4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/>
          <table:table-cell table:style-name="ce2" office:value-type="float" office:value="32">
            <text:p>32</text:p>
          </table:table-cell>
        </table:table-row>
        <table:table-row>
          <table:table-cell/>
          <table:table-cell table:style-name="ce2" office:value-type="float" office:value="54">
            <text:p>5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9">
            <text:p>19</text:p>
          </table:table-cell>
          <table:table-cell/>
          <table:table-cell table:style-name="ce2" office:value-type="float" office:value="1">
            <text:p>1</text:p>
          </table:table-cell>
        </table:table-row>
        <table:table-row>
          <table:table-cell/>
          <table:table-cell table:style-name="ce2" office:value-type="float" office:value="101">
            <text:p>1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/>
          <table:table-cell table:style-name="ce2" office:value-type="float" office:value="12">
            <text:p>12</text:p>
          </table:table-cell>
        </table:table-row>
        <table:table-row>
          <table:table-cell/>
          <table:table-cell table:style-name="ce2" office:value-type="float" office:value="79">
            <text:p>7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/>
          <table:table-cell table:style-name="ce2" office:value-type="float" office:value="84">
            <text:p>84</text:p>
          </table:table-cell>
        </table:table-row>
        <table:table-row>
          <table:table-cell/>
          <table:table-cell table:style-name="ce2" office:value-type="float" office:value="96">
            <text:p>9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/>
          <table:table-cell table:style-name="ce2" office:value-type="float" office:value="44">
            <text:p>44</text:p>
          </table:table-cell>
        </table:table-row>
      </table:table>
      <table:table table:name="'file:///C:/Users/heraclitoalves/Downloads/Abril/Abril/3%20-%20MPDFT/anexo_iii_-_tabela_1.ods'#Quantitativo_Relatorio_Cargo_Co" table:print="false" table:style-name="ta_extref">
        <table:table-source xlink:type="simple" xlink:href="../3%20-%20MPDFT/anexo_iii_-_tabela_1.ods" table:table-name="Quantitativo_Relatorio_Cargo_Co" table:mode="copy-results-only"/>
        <table:table-column table:number-columns-repeated="6"/>
        <table:table-row table:number-rows-repeated="9">
          <table:table-cell table:number-columns-repeated="6"/>
        </table:table-row>
        <table:table-row>
          <table:table-cell/>
          <table:table-cell table:style-name="ce1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</table:table-row>
        <table:table-row>
          <table:table-cell/>
          <table:table-cell table:style-name="ce2" office:value-type="float" office:value="15">
            <text:p>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/>
          <table:table-cell table:style-name="ce2" office:value-type="float" office:value="0">
            <text:p>0</text:p>
          </table:table-cell>
        </table:table-row>
        <table:table-row>
          <table:table-cell/>
          <table:table-cell table:style-name="ce2" office:value-type="float" office:value="81">
            <text:p>8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/>
          <table:table-cell table:style-name="ce2" office:value-type="float" office:value="2">
            <text:p>2</text:p>
          </table:table-cell>
        </table:table-row>
        <table:table-row>
          <table:table-cell/>
          <table:table-cell table:style-name="ce2" office:value-type="float" office:value="30">
            <text:p>3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/>
          <table:table-cell table:style-name="ce2" office:value-type="float" office:value="0">
            <text:p>0</text:p>
          </table:table-cell>
        </table:table-row>
        <table:table-row>
          <table:table-cell/>
          <table:table-cell table:style-name="ce2" office:value-type="float" office:value="166">
            <text:p>16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8">
            <text:p>38</text:p>
          </table:table-cell>
          <table:table-cell/>
          <table:table-cell table:style-name="ce2" office:value-type="float" office:value="2">
            <text:p>2</text:p>
          </table:table-cell>
        </table:table-row>
        <table:table-row>
          <table:table-cell/>
          <table:table-cell table:style-name="ce2" office:value-type="float" office:value="230">
            <text:p>23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8">
            <text:p>98</text:p>
          </table:table-cell>
          <table:table-cell/>
          <table:table-cell table:style-name="ce2" office:value-type="float" office:value="12">
            <text:p>12</text:p>
          </table:table-cell>
        </table:table-row>
        <table:table-row>
          <table:table-cell/>
          <table:table-cell table:style-name="ce2" office:value-type="float" office:value="308">
            <text:p>3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/>
          <table:table-cell table:style-name="ce2" office:value-type="float" office:value="3">
            <text:p>3</text:p>
          </table:table-cell>
        </table:table-row>
        <table:table-row>
          <table:table-cell/>
          <table:table-cell table:style-name="ce2" office:value-type="float" office:value="435">
            <text:p>43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/>
          <table:table-cell table:style-name="ce2" office:value-type="float" office:value="20">
            <text:p>20</text:p>
          </table:table-cell>
        </table:table-row>
        <table:table-row>
          <table:table-cell/>
          <table:table-cell table:style-name="ce2" office:value-type="float" office:value="74">
            <text:p>7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/>
          <table:table-cell table:style-name="ce2" office:value-type="float" office:value="1">
            <text:p>1</text:p>
          </table:table-cell>
        </table:table-row>
      </table:table>
      <table:table table:name="'file:///C:/Users/heraclitoalves/Downloads/Abril/Abril/4%20-%20MPT/Anexo_3_Tabela_1_Quantitativo_Cargo_Comissao_Funcao_2022_04_MPT.ods'#Anexo_3_Tabela_1_Quantitativo_R" table:print="false" table:style-name="ta_extref">
        <table:table-source xlink:type="simple" xlink:href="../4%20-%20MPT/Anexo_3_Tabela_1_Quantitativo_Cargo_Comissao_Funcao_2022_04_MPT.ods" table:table-name="Anexo_3_Tabela_1_Quantitativo_R" table:mode="copy-results-only"/>
        <table:table-column table:number-columns-repeated="6"/>
        <table:table-row table:number-rows-repeated="9">
          <table:table-cell table:number-columns-repeated="6"/>
        </table:table-row>
        <table:table-row>
          <table:table-cell/>
          <table:table-cell table:style-name="ce1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/>
          <table:table-cell table:style-name="ce2" office:value-type="float" office:value="0">
            <text:p>0</text:p>
          </table:table-cell>
        </table:table-row>
        <table:table-row>
          <table:table-cell/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/>
          <table:table-cell table:style-name="ce2" office:value-type="float" office:value="0">
            <text:p>0</text:p>
          </table:table-cell>
        </table:table-row>
        <table:table-row>
          <table:table-cell/>
          <table:table-cell table:style-name="ce2" office:value-type="float" office:value="135">
            <text:p>13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7">
            <text:p>77</text:p>
          </table:table-cell>
          <table:table-cell/>
          <table:table-cell table:style-name="ce2" office:value-type="float" office:value="1">
            <text:p>1</text:p>
          </table:table-cell>
        </table:table-row>
        <table:table-row>
          <table:table-cell/>
          <table:table-cell table:style-name="ce2" office:value-type="float" office:value="58">
            <text:p>5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3">
            <text:p>23</text:p>
          </table:table-cell>
          <table:table-cell/>
          <table:table-cell table:style-name="ce2" office:value-type="float" office:value="0">
            <text:p>0</text:p>
          </table:table-cell>
        </table:table-row>
        <table:table-row>
          <table:table-cell/>
          <table:table-cell table:style-name="ce2" office:value-type="float" office:value="337">
            <text:p>33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40">
            <text:p>240</text:p>
          </table:table-cell>
          <table:table-cell/>
          <table:table-cell table:style-name="ce2" office:value-type="float" office:value="164">
            <text:p>164</text:p>
          </table:table-cell>
        </table:table-row>
        <table:table-row>
          <table:table-cell/>
          <table:table-cell table:style-name="ce2" office:value-type="float" office:value="106">
            <text:p>1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2">
            <text:p>42</text:p>
          </table:table-cell>
          <table:table-cell/>
          <table:table-cell table:style-name="ce2" office:value-type="float" office:value="0">
            <text:p>0</text:p>
          </table:table-cell>
        </table:table-row>
        <table:table-row>
          <table:table-cell/>
          <table:table-cell table:style-name="ce2" office:value-type="float" office:value="145">
            <text:p>14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/>
          <table:table-cell table:style-name="ce2" office:value-type="float" office:value="16">
            <text:p>16</text:p>
          </table:table-cell>
        </table:table-row>
        <table:table-row>
          <table:table-cell/>
          <table:table-cell table:style-name="ce2" office:value-type="float" office:value="397">
            <text:p>39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/>
          <table:table-cell table:style-name="ce2" office:value-type="float" office:value="34">
            <text:p>34</text:p>
          </table:table-cell>
        </table:table-row>
        <table:table-row>
          <table:table-cell/>
          <table:table-cell table:style-name="ce2" office:value-type="float" office:value="120">
            <text:p>12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/>
          <table:table-cell table:style-name="ce2" office:value-type="float" office:value="60">
            <text:p>60</text:p>
          </table:table-cell>
        </table:table-row>
      </table:table>
      <table:table table:name="'file:///C:/Users/heraclitoalves/Downloads/Abril/Abril/5%20-%20ESMPU/AnexoIIIESMPUAbril2022.ods'#Quantitativo_Fisico_Pessoal_Mem" table:print="false" table:style-name="ta_extref">
        <table:table-source xlink:type="simple" xlink:href="../5%20-%20ESMPU/AnexoIIIESMPUAbril2022.ods" table:table-name="Quantitativo_Fisico_Pessoal_Mem" table:mode="copy-results-only"/>
        <table:table-column table:number-columns-repeated="6"/>
        <table:table-row table:number-rows-repeated="8">
          <table:table-cell table:number-columns-repeated="6"/>
        </table:table-row>
        <table:table-row>
          <table:table-cell/>
          <table:table-cell table:style-name="ce1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/>
          <table:table-cell table:style-name="ce4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</table:table-row>
        <table:table-row>
          <table:table-cell/>
          <table:table-cell table:style-name="ce4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/>
          <table:table-cell table:style-name="ce2" office:value-type="float" office:value="0">
            <text:p>0</text:p>
          </table:table-cell>
        </table:table-row>
        <table:table-row>
          <table:table-cell/>
          <table:table-cell table:style-name="ce4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/>
          <table:table-cell table:style-name="ce2" office:value-type="float" office:value="2">
            <text:p>2</text:p>
          </table:table-cell>
        </table:table-row>
        <table:table-row>
          <table:table-cell/>
          <table:table-cell table:style-name="ce4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/>
          <table:table-cell table:style-name="ce2" office:value-type="float" office:value="5">
            <text:p>5</text:p>
          </table:table-cell>
        </table:table-row>
        <table:table-row>
          <table:table-cell/>
          <table:table-cell table:style-name="ce4" office:value-type="float" office:value="16">
            <text:p>16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/>
          <table:table-cell table:style-name="ce2" office:value-type="float" office:value="1">
            <text:p>1</text:p>
          </table:table-cell>
        </table:table-row>
        <table:table-row>
          <table:table-cell/>
          <table:table-cell table:style-name="ce4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</table:table-row>
        <table:table-row>
          <table:table-cell/>
          <table:table-cell table:style-name="ce4" office:value-type="float" office:value="30">
            <text:p>30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/>
          <table:table-cell table:style-name="ce2" office:value-type="float" office:value="17">
            <text:p>17</text:p>
          </table:table-cell>
        </table:table-row>
        <table:table-row>
          <table:table-cell/>
          <table:table-cell table:style-name="ce4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</table:table-row>
        <table:table-row>
          <table:table-cell/>
          <table:table-cell table:style-name="ce4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/>
          <table:table-cell table:style-name="ce2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Tahoma" svg:font-family="Tahoma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6">
      <number:month number:textual="true"/>
      <number:text>/</number:text>
      <number:year/>
    </number:date-style>
    <number:number-style style:name="N107P0" style:volatile="true">
      <number:number number:decimal-places="0" number:min-integer-digits="1" number:grouping="true"/>
    </number:number-style>
    <number:number-style style:name="N107">
      <number:text>(</number:text>
      <number:number number:decimal-places="0" number:min-integer-digits="1"/>
      <number:text>)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R$ </number:text>
      <number:number number:decimal-places="0" number:min-integer-digits="1" number:grouping="true"/>
      <number:text> </number:text>
    </number:number-style>
    <number:number-style style:name="N118P1" style:volatile="true">
      <number:text>-R$ </number:text>
      <number:number number:decimal-places="0" number:min-integer-digits="1" number:grouping="true"/>
      <number:text> </number:text>
    </number:number-style>
    <number:number-style style:name="N118P2" style:volatile="true">
      <number:text> R$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-</number:text>
      <number:number number:decimal-places="2" number:min-integer-digits="1" number:grouping="true"/>
      <number:text> </number:text>
    </number:number-style>
    <number:number-style style:name="N119P2" style:volatile="true">
      <number:text>-</number:text>
      <number:number number: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R$ </number:text>
      <number:number number:decimal-places="2" number:min-integer-digits="1" number:grouping="true"/>
      <number:text> </number:text>
    </number:number-style>
    <number:number-style style:name="N120P1" style:volatile="true">
      <number:text>-R$ </number:text>
      <number:number number:decimal-places="2" number:min-integer-digits="1" number:grouping="true"/>
      <number:text> </number:text>
    </number:number-style>
    <number:number-style style:name="N120P2" style:volatile="true">
      <number:text> R$ 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5P0" style:volatile="true">
      <number:number number:decimal-places="0" number:min-integer-digits="1" number:grouping="true"/>
    </number:number-style>
    <number:number-style style:name="N125">
      <number:text>(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">
      <number:scientific-number number:decimal-places="1" number:min-integer-digits="3" number:min-exponent-digits="1"/>
    </number:number-style>
    <number:number-style style:name="N127P0" style:volatile="true">
      <number:number number:decimal-places="0" number:min-integer-digits="1" number:grouping="true"/>
    </number:number-style>
    <number:number-style style:name="N127">
      <number:text>(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(</number:text>
      <number:number number:decimal-places="0" number:min-integer-digits="1"/>
      <number:text>)</number:text>
      <style:map style:condition="value()&gt;=0" style:apply-style-name="N128P0"/>
    </number:number-style>
    <number:number-style style:name="N10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6P0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09P0"/>
    </number:number-style>
    <number:date-style style:name="N10110" number:language="pt" number:country="BR">
      <number:day/>
      <number:text>/</number:text>
      <number:month/>
      <number:text>/</number:text>
      <number:year number:style="long"/>
    </number:date-style>
    <number:date-style style:name="N10111" number:language="pt" number:country="BR">
      <number:day/>
      <number:text>/</number:text>
      <number:month number:textual="true"/>
      <number:text>/</number:text>
      <number:year/>
    </number:date-style>
    <number:date-style style:name="N10112" number:language="pt" number:country="BR">
      <number:day/>
      <number:text>/</number:text>
      <number:month number:textual="true"/>
    </number:date-style>
    <number:date-style style:name="N10113" number:language="pt" number:country="BR">
      <number:month number:textual="true"/>
      <number:text>/</number:text>
      <number:year/>
    </number:date-style>
    <number:time-style style:name="N10114" number:language="pt" number:country="BR">
      <number:hours/>
      <number:text>:</number:text>
      <number:minutes number:style="long"/>
      <number:text> </number:text>
      <number:am-pm/>
    </number:time-style>
    <number:time-style style:name="N10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pt" number:country="BR">
      <number:number number:decimal-places="0" number:min-integer-digits="1" number:grouping="true"/>
      <number:text> </number:text>
    </number:number-style>
    <number:number-style style:name="N10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pt" number:country="BR">
      <number:number number:decimal-places="0" number:min-integer-digits="1" number:grouping="true"/>
      <number:text> </number:text>
    </number:number-style>
    <number:number-style style:name="N10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2" number:min-integer-digits="1" number:grouping="true"/>
      <number:text> </number:text>
    </number:number-style>
    <number:number-style style:name="N10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number:min-integer-digits="1" number:grouping="true"/>
      <number:text> </number:text>
    </number:number-style>
    <number:number-style style:name="N10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10121P2" style:volatile="true" number:language="pt" number:country="BR">
      <number:text> - </number:text>
    </number:number-style>
    <number:text-style style:name="N10121" number:language="pt" number:country="BR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10122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10122P2" style:volatile="true" number:language="pt" number:country="BR">
      <number:text> R$ - </number:text>
    </number:number-style>
    <number:text-style style:name="N10122" number:language="pt" number:country="BR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10123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10123" number:language="pt" number:country="BR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10124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10124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10124" number:language="pt" number:country="B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time-style style:name="N10125" number:language="pt" number:country="BR">
      <number:minutes number:style="long"/>
      <number:text>:</number:text>
      <number:seconds number:style="long"/>
    </number:time-style>
    <number:time-style style:name="N10126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7" number:language="pt" number:country="BR">
      <number:minutes number:style="long"/>
      <number:text>:</number:text>
      <number:seconds number:style="long" number:decimal-places="1"/>
    </number:time-style>
    <number:number-style style:name="N10128" number:language="pt" number:country="BR">
      <number:scientific-number number:decimal-places="1" number:min-integer-digits="3" number:min-exponent-digits="1"/>
    </number:number-style>
    <number:currency-style style:name="N10129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  <style:page-layout style:name="Mpm4">
      <style:page-layout-properties style:num-format="1" style:print-orientation="portrait" fo:margin-top="0.801cm" fo:margin-bottom="0.801cm" fo:margin-left="1.3cm" fo:margin-right="1.3cm" style:print-page-order="ttb" style:first-page-number="continue" style:scale-to="100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183d5b-f8ccaf6-3804794-95b4be8-895629</meta:generator>
    <meta:initial-creator>Monica de Morais Pimentel Abbad Silveira</meta:initial-creator>
    <meta:creation-date>2015-10-02T19:22:39Z</meta:creation-date>
    <dc:date>2022-05-25T18:29:40.40</dc:date>
    <meta:editing-duration>PT21S</meta:editing-duration>
    <meta:editing-cycles>2</meta:editing-cycles>
    <meta:document-statistic meta:table-count="2" meta:cell-count="192" meta:object-count="0"/>
  </office:meta>
</office:document-meta>
</file>